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25in"/>
    </style:style>
    <style:style style:name="co2" style:family="table-column">
      <style:table-column-properties fo:break-before="auto" style:column-width="0.7189in"/>
    </style:style>
    <style:style style:name="co3" style:family="table-column">
      <style:table-column-properties fo:break-before="auto" style:column-width="1.89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"/>
        <table:table-column table:style-name="co3" table:number-columns-repeated="4" table:default-cell-style-name="Default"/>
        <table:table-row table:style-name="ro1">
          <table:table-cell office:value-type="string">
            <text:p>Benchmark File</text:p>
          </table:table-cell>
          <table:table-cell office:value-type="string">
            <text:p>Input Size</text:p>
          </table:table-cell>
          <table:table-cell office:value-type="string">
            <text:p>Gentoo | Ruby 1.8.7</text:p>
          </table:table-cell>
          <table:table-cell office:value-type="string">
            <text:p>FreeBSD | Ruby 1.8.7</text:p>
          </table:table-cell>
          <table:table-cell table:style-name="Default" office:value-type="string">
            <text:p>Ratio</text:p>
          </table:table-cell>
          <table:table-cell/>
          <table:table-cell office:value-type="string">
            <text:p>Gentoo | Ruby 1.9.1</text:p>
          </table:table-cell>
          <table:table-cell office:value-type="string">
            <text:p>FreeBSD | Ruby 1.9.1</text:p>
          </table:table-cell>
          <table:table-cell office:value-type="string">
            <text:p>Ratio</text:p>
          </table:table-cell>
        </table:table-row>
        <table:table-row table:style-name="ro1">
          <table:table-cell office:value-type="string">
            <text:p>macro-benchmarks/bm_cal.rb</text:p>
          </table:table-cell>
          <table:table-cell office:value-type="float" office:value="500">
            <text:p>500</text:p>
          </table:table-cell>
          <table:table-cell table:style-name="ce1" office:value-type="float" office:value="1.989899">
            <text:p>1.989899</text:p>
          </table:table-cell>
          <table:table-cell office:value-type="float" office:value="2.607518">
            <text:p>2.607518</text:p>
          </table:table-cell>
          <table:table-cell table:formula="of:=IF([.C2]&gt;[.D2];[.C2]/[.D2];[.D2]/[.C2])-1" office:value-type="percentage" office:value="0.310377059338188">
            <text:p>31.04%</text:p>
          </table:table-cell>
          <table:table-cell/>
          <table:table-cell office:value-type="float" office:value="0.288693978">
            <text:p>0.288693978</text:p>
          </table:table-cell>
          <table:table-cell table:style-name="ce1" office:value-type="float" office:value="0.287301878">
            <text:p>0.287301878</text:p>
          </table:table-cell>
          <table:table-cell table:style-name="ce2" table:formula="of:=IF([.G2]&gt;[.H2];[.G2]/[.H2];[.H2]/[.G2])-1" office:value-type="percentage" office:value="0.00484542603651206">
            <text:p>0.48%</text:p>
          </table:table-cell>
        </table:table-row>
        <table:table-row table:style-name="ro1">
          <table:table-cell office:value-type="string">
            <text:p>macro-benchmarks/bm_dirp.rb</text:p>
          </table:table-cell>
          <table:table-cell office:value-type="float" office:value="10000">
            <text:p>10000</text:p>
          </table:table-cell>
          <table:table-cell table:style-name="ce1" office:value-type="float" office:value="0.385523">
            <text:p>0.385523</text:p>
          </table:table-cell>
          <table:table-cell office:value-type="float" office:value="0.46466">
            <text:p>0.46466</text:p>
          </table:table-cell>
          <table:table-cell table:formula="of:=IF([.C3]&gt;[.D3];[.C3]/[.D3];[.D3]/[.C3])-1" office:value-type="percentage" office:value="0.205271799607287">
            <text:p>20.53%</text:p>
          </table:table-cell>
          <table:table-cell/>
          <table:table-cell office:value-type="float" office:value="0.39337267">
            <text:p>0.39337267</text:p>
          </table:table-cell>
          <table:table-cell table:style-name="ce1" office:value-type="float" office:value="0.383969192">
            <text:p>0.383969192</text:p>
          </table:table-cell>
          <table:table-cell table:style-name="ce2" table:formula="of:=IF([.G3]&gt;[.H3];[.G3]/[.H3];[.H3]/[.G3])-1" office:value-type="percentage" office:value="0.0244901887857711">
            <text:p>2.45%</text:p>
          </table:table-cell>
        </table:table-row>
        <table:table-row table:style-name="ro1">
          <table:table-cell office:value-type="string">
            <text:p>macro-benchmarks/bm_gzip.rb</text:p>
          </table:table-cell>
          <table:table-cell office:value-type="float" office:value="100">
            <text:p>100</text:p>
          </table:table-cell>
          <table:table-cell table:style-name="ce1" office:value-type="float" office:value="6.140621">
            <text:p>6.140621</text:p>
          </table:table-cell>
          <table:table-cell office:value-type="float" office:value="6.527676">
            <text:p>6.527676</text:p>
          </table:table-cell>
          <table:table-cell table:formula="of:=IF([.C4]&gt;[.D4];[.C4]/[.D4];[.D4]/[.C4])-1" office:value-type="percentage" office:value="0.0630318985653078">
            <text:p>6.30%</text:p>
          </table:table-cell>
          <table:table-cell/>
          <table:table-cell table:style-name="ce1" office:value-type="float" office:value="5.979309117">
            <text:p>5.979309117</text:p>
          </table:table-cell>
          <table:table-cell office:value-type="float" office:value="6.440573872">
            <text:p>6.440573872</text:p>
          </table:table-cell>
          <table:table-cell table:style-name="ce2" table:formula="of:=IF([.G4]&gt;[.H4];[.G4]/[.H4];[.H4]/[.G4])-1" office:value-type="percentage" office:value="0.0771434869772096">
            <text:p>7.71%</text:p>
          </table:table-cell>
        </table:table-row>
        <table:table-row table:style-name="ro1">
          <table:table-cell office:value-type="string">
            <text:p>macro-benchmarks/bm_hilbert_matrix.rb</text:p>
          </table:table-cell>
          <table:table-cell office:value-type="float" office:value="10">
            <text:p>10</text:p>
          </table:table-cell>
          <table:table-cell table:style-name="ce1" office:value-type="float" office:value="0.036249">
            <text:p>0.036249</text:p>
          </table:table-cell>
          <table:table-cell office:value-type="float" office:value="0.0482870000000001">
            <text:p>0.0482870000000001</text:p>
          </table:table-cell>
          <table:table-cell table:formula="of:=IF([.C5]&gt;[.D5];[.C5]/[.D5];[.D5]/[.C5])-1" office:value-type="percentage" office:value="0.3320919197771">
            <text:p>33.21%</text:p>
          </table:table-cell>
          <table:table-cell/>
          <table:table-cell table:style-name="ce1" office:value-type="float" office:value="0.002252307">
            <text:p>0.002252307</text:p>
          </table:table-cell>
          <table:table-cell office:value-type="float" office:value="0.002364546">
            <text:p>0.002364546</text:p>
          </table:table-cell>
          <table:table-cell table:style-name="ce2" table:formula="of:=IF([.G5]&gt;[.H5];[.G5]/[.H5];[.H5]/[.G5])-1" office:value-type="percentage" office:value="0.0498329046617536">
            <text:p>4.98%</text:p>
          </table:table-cell>
        </table:table-row>
        <table:table-row table:style-name="ro1">
          <table:table-cell office:value-type="string">
            <text:p>macro-benchmarks/bm_hilbert_matrix.rb</text:p>
          </table:table-cell>
          <table:table-cell office:value-type="float" office:value="20">
            <text:p>20</text:p>
          </table:table-cell>
          <table:table-cell table:style-name="ce1" office:value-type="float" office:value="0.334798">
            <text:p>0.334798</text:p>
          </table:table-cell>
          <table:table-cell office:value-type="float" office:value="0.431322">
            <text:p>0.431322</text:p>
          </table:table-cell>
          <table:table-cell table:formula="of:=IF([.C6]&gt;[.D6];[.C6]/[.D6];[.D6]/[.C6])-1" office:value-type="percentage" office:value="0.288305187008286">
            <text:p>28.83%</text:p>
          </table:table-cell>
          <table:table-cell/>
          <table:table-cell table:style-name="ce1" office:value-type="float" office:value="0.030879363">
            <text:p>0.030879363</text:p>
          </table:table-cell>
          <table:table-cell office:value-type="float" office:value="0.033758481">
            <text:p>0.033758481</text:p>
          </table:table-cell>
          <table:table-cell table:style-name="ce2" table:formula="of:=IF([.G6]&gt;[.H6];[.G6]/[.H6];[.H6]/[.G6])-1" office:value-type="percentage" office:value="0.0932376098561358">
            <text:p>9.32%</text:p>
          </table:table-cell>
        </table:table-row>
        <table:table-row table:style-name="ro1">
          <table:table-cell office:value-type="string">
            <text:p>macro-benchmarks/bm_hilbert_matrix.rb</text:p>
          </table:table-cell>
          <table:table-cell office:value-type="float" office:value="30">
            <text:p>30</text:p>
          </table:table-cell>
          <table:table-cell table:style-name="ce1" office:value-type="float" office:value="1.366682">
            <text:p>1.366682</text:p>
          </table:table-cell>
          <table:table-cell office:value-type="float" office:value="1.66747">
            <text:p>1.66747</text:p>
          </table:table-cell>
          <table:table-cell table:formula="of:=IF([.C7]&gt;[.D7];[.C7]/[.D7];[.D7]/[.C7])-1" office:value-type="percentage" office:value="0.220086311226752">
            <text:p>22.01%</text:p>
          </table:table-cell>
          <table:table-cell/>
          <table:table-cell table:style-name="ce1" office:value-type="float" office:value="0.153656054">
            <text:p>0.153656054</text:p>
          </table:table-cell>
          <table:table-cell office:value-type="float" office:value="0.165717431">
            <text:p>0.165717431</text:p>
          </table:table-cell>
          <table:table-cell table:style-name="ce2" table:formula="of:=IF([.G7]&gt;[.H7];[.G7]/[.H7];[.H7]/[.G7])-1" office:value-type="percentage" office:value="0.0784959439346267">
            <text:p>7.85%</text:p>
          </table:table-cell>
        </table:table-row>
        <table:table-row table:style-name="ro1">
          <table:table-cell office:value-type="string">
            <text:p>macro-benchmarks/bm_hilbert_matrix.rb</text:p>
          </table:table-cell>
          <table:table-cell office:value-type="float" office:value="40">
            <text:p>40</text:p>
          </table:table-cell>
          <table:table-cell table:style-name="ce1" office:value-type="float" office:value="3.865937">
            <text:p>3.865937</text:p>
          </table:table-cell>
          <table:table-cell office:value-type="float" office:value="4.531966">
            <text:p>4.531966</text:p>
          </table:table-cell>
          <table:table-cell table:formula="of:=IF([.C8]&gt;[.D8];[.C8]/[.D8];[.D8]/[.C8])-1" office:value-type="percentage" office:value="0.172281389996785">
            <text:p>17.23%</text:p>
          </table:table-cell>
          <table:table-cell/>
          <table:table-cell table:style-name="ce1" office:value-type="float" office:value="0.476874872">
            <text:p>0.476874872</text:p>
          </table:table-cell>
          <table:table-cell office:value-type="float" office:value="0.513653272">
            <text:p>0.513653272</text:p>
          </table:table-cell>
          <table:table-cell table:style-name="ce2" table:formula="of:=IF([.G8]&gt;[.H8];[.G8]/[.H8];[.H8]/[.G8])-1" office:value-type="percentage" office:value="0.077123795275168">
            <text:p>7.71%</text:p>
          </table:table-cell>
        </table:table-row>
        <table:table-row table:style-name="ro1">
          <table:table-cell office:value-type="string">
            <text:p>macro-benchmarks/bm_hilbert_matrix.rb</text:p>
          </table:table-cell>
          <table:table-cell office:value-type="float" office:value="50">
            <text:p>50</text:p>
          </table:table-cell>
          <table:table-cell table:style-name="ce1" office:value-type="float" office:value="8.867674">
            <text:p>8.867674</text:p>
          </table:table-cell>
          <table:table-cell office:value-type="float" office:value="9.308592">
            <text:p>9.308592</text:p>
          </table:table-cell>
          <table:table-cell table:formula="of:=IF([.C9]&gt;[.D9];[.C9]/[.D9];[.D9]/[.C9])-1" office:value-type="percentage" office:value="0.0497219451233775">
            <text:p>4.97%</text:p>
          </table:table-cell>
          <table:table-cell/>
          <table:table-cell table:style-name="ce1" office:value-type="float" office:value="1.256471487">
            <text:p>1.256471487</text:p>
          </table:table-cell>
          <table:table-cell office:value-type="float" office:value="1.347212286">
            <text:p>1.347212286</text:p>
          </table:table-cell>
          <table:table-cell table:style-name="ce2" table:formula="of:=IF([.G9]&gt;[.H9];[.G9]/[.H9];[.H9]/[.G9])-1" office:value-type="percentage" office:value="0.0722187490435269">
            <text:p>7.22%</text:p>
          </table:table-cell>
        </table:table-row>
        <table:table-row table:style-name="ro1">
          <table:table-cell office:value-type="string">
            <text:p>macro-benchmarks/bm_hilbert_matrix.rb</text:p>
          </table:table-cell>
          <table:table-cell office:value-type="float" office:value="60">
            <text:p>60</text:p>
          </table:table-cell>
          <table:table-cell table:style-name="ce1" office:value-type="float" office:value="18.398678">
            <text:p>18.398678</text:p>
          </table:table-cell>
          <table:table-cell office:value-type="float" office:value="18.488883">
            <text:p>18.488883</text:p>
          </table:table-cell>
          <table:table-cell table:formula="of:=IF([.C10]&gt;[.D10];[.C10]/[.D10];[.D10]/[.C10])-1" office:value-type="percentage" office:value="0.00490279790754533">
            <text:p>0.49%</text:p>
          </table:table-cell>
          <table:table-cell/>
          <table:table-cell table:style-name="ce1" office:value-type="float" office:value="3.024171464">
            <text:p>3.024171464</text:p>
          </table:table-cell>
          <table:table-cell office:value-type="float" office:value="3.205825042">
            <text:p>3.205825042</text:p>
          </table:table-cell>
          <table:table-cell table:style-name="ce2" table:formula="of:=IF([.G10]&gt;[.H10];[.G10]/[.H10];[.H10]/[.G10])-1" office:value-type="percentage" office:value="0.060067221770465">
            <text:p>6.01%</text:p>
          </table:table-cell>
        </table:table-row>
        <table:table-row table:style-name="ro1">
          <table:table-cell office:value-type="string">
            <text:p>macro-benchmarks/bm_list.rb</text:p>
          </table:table-cell>
          <table:table-cell office:value-type="float" office:value="1000">
            <text:p>1000</text:p>
          </table:table-cell>
          <table:table-cell table:style-name="ce1" office:value-type="float" office:value="0.053438">
            <text:p>0.053438</text:p>
          </table:table-cell>
          <table:table-cell office:value-type="float" office:value="0.066346">
            <text:p>0.066346</text:p>
          </table:table-cell>
          <table:table-cell table:formula="of:=IF([.C11]&gt;[.D11];[.C11]/[.D11];[.D11]/[.C11])-1" office:value-type="percentage" office:value="0.241550956248363">
            <text:p>24.16%</text:p>
          </table:table-cell>
          <table:table-cell/>
          <table:table-cell table:style-name="ce1" office:value-type="float" office:value="0.026408238">
            <text:p>0.026408238</text:p>
          </table:table-cell>
          <table:table-cell office:value-type="float" office:value="0.034838506">
            <text:p>0.034838506</text:p>
          </table:table-cell>
          <table:table-cell table:style-name="ce2" table:formula="of:=IF([.G11]&gt;[.H11];[.G11]/[.H11];[.H11]/[.G11])-1" office:value-type="percentage" office:value="0.319228719462465">
            <text:p>31.92%</text:p>
          </table:table-cell>
        </table:table-row>
        <table:table-row table:style-name="ro1">
          <table:table-cell office:value-type="string">
            <text:p>macro-benchmarks/bm_list.rb</text:p>
          </table:table-cell>
          <table:table-cell office:value-type="float" office:value="10000">
            <text:p>10000</text:p>
          </table:table-cell>
          <table:table-cell office:value-type="float" office:value="7.154172">
            <text:p>7.154172</text:p>
          </table:table-cell>
          <table:table-cell table:style-name="ce1" office:value-type="float" office:value="6.290669">
            <text:p>6.290669</text:p>
          </table:table-cell>
          <table:table-cell table:formula="of:=IF([.C12]&gt;[.D12];[.C12]/[.D12];[.D12]/[.C12])-1" office:value-type="percentage" office:value="0.137267276342151">
            <text:p>13.73%</text:p>
          </table:table-cell>
          <table:table-cell table:style-name="ce1"/>
          <table:table-cell table:style-name="ce1" office:value-type="float" office:value="2.757632314">
            <text:p>2.757632314</text:p>
          </table:table-cell>
          <table:table-cell office:value-type="float" office:value="3.467887119">
            <text:p>3.467887119</text:p>
          </table:table-cell>
          <table:table-cell table:style-name="ce2" table:formula="of:=IF([.G12]&gt;[.H12];[.G12]/[.H12];[.H12]/[.G12])-1" office:value-type="percentage" office:value="0.257559646873213">
            <text:p>25.76%</text:p>
          </table:table-cell>
        </table:table-row>
        <table:table-row table:style-name="ro1">
          <table:table-cell office:value-type="string">
            <text:p>macro-benchmarks/bm_mpart.rb</text:p>
          </table:table-cell>
          <table:table-cell office:value-type="float" office:value="300">
            <text:p>300</text:p>
          </table:table-cell>
          <table:table-cell table:style-name="ce1" office:value-type="float" office:value="0.0392600000000001">
            <text:p>0.0392600000000001</text:p>
          </table:table-cell>
          <table:table-cell office:value-type="float" office:value="0.189753">
            <text:p>0.189753</text:p>
          </table:table-cell>
          <table:table-cell table:formula="of:=IF([.C13]&gt;[.D13];[.C13]/[.D13];[.D13]/[.C13])-1" office:value-type="percentage" office:value="3.83323993886907">
            <text:p>383.32%</text:p>
          </table:table-cell>
          <table:table-cell/>
          <table:table-cell table:style-name="ce1" office:value-type="float" office:value="0.033683327">
            <text:p>0.033683327</text:p>
          </table:table-cell>
          <table:table-cell office:value-type="float" office:value="0.189174323">
            <text:p>0.189174323</text:p>
          </table:table-cell>
          <table:table-cell table:style-name="ce2" table:formula="of:=IF([.G13]&gt;[.H13];[.G13]/[.H13];[.H13]/[.G13])-1" office:value-type="percentage" office:value="4.61626002680792">
            <text:p>461.63%</text:p>
          </table:table-cell>
        </table:table-row>
        <table:table-row table:style-name="ro1">
          <table:table-cell office:value-type="string">
            <text:p>macro-benchmarks/bm_norvig_spelling.rb</text:p>
          </table:table-cell>
          <table:table-cell office:value-type="float" office:value="50">
            <text:p>50</text:p>
          </table:table-cell>
          <table:table-cell table:style-name="ce1" office:value-type="float" office:value="8.561924">
            <text:p>8.561924</text:p>
          </table:table-cell>
          <table:table-cell office:value-type="float" office:value="11.937485">
            <text:p>11.937485</text:p>
          </table:table-cell>
          <table:table-cell table:formula="of:=IF([.C14]&gt;[.D14];[.C14]/[.D14];[.D14]/[.C14])-1" office:value-type="percentage" office:value="0.394252623592548">
            <text:p>39.43%</text:p>
          </table:table-cell>
          <table:table-cell/>
          <table:table-cell table:number-columns-repeated="2" office:value-type="string">
            <text:p>ArgumentError</text:p>
          </table:table-cell>
          <table:table-cell table:style-name="ce2"/>
        </table:table-row>
        <table:table-row table:style-name="ro1">
          <table:table-cell office:value-type="string">
            <text:p>macro-benchmarks/bm_observ.rb</text:p>
          </table:table-cell>
          <table:table-cell office:value-type="float" office:value="100000">
            <text:p>100000</text:p>
          </table:table-cell>
          <table:table-cell table:style-name="ce1" office:value-type="float" office:value="0.611983">
            <text:p>0.611983</text:p>
          </table:table-cell>
          <table:table-cell office:value-type="float" office:value="0.812609">
            <text:p>0.812609</text:p>
          </table:table-cell>
          <table:table-cell table:formula="of:=IF([.C15]&gt;[.D15];[.C15]/[.D15];[.D15]/[.C15])-1" office:value-type="percentage" office:value="0.327829367809237">
            <text:p>32.78%</text:p>
          </table:table-cell>
          <table:table-cell/>
          <table:table-cell table:style-name="ce1" office:value-type="float" office:value="0.360238999">
            <text:p>0.360238999</text:p>
          </table:table-cell>
          <table:table-cell office:value-type="float" office:value="0.378098892">
            <text:p>0.378098892</text:p>
          </table:table-cell>
          <table:table-cell table:style-name="ce2" table:formula="of:=IF([.G15]&gt;[.H15];[.G15]/[.H15];[.H15]/[.G15])-1" office:value-type="percentage" office:value="0.0495778998097871">
            <text:p>4.96%</text:p>
          </table:table-cell>
        </table:table-row>
        <table:table-row table:style-name="ro1">
          <table:table-cell office:value-type="string">
            <text:p>macro-benchmarks/bm_parse_log.rb</text:p>
          </table:table-cell>
          <table:table-cell office:value-type="float" office:value="100">
            <text:p>100</text:p>
          </table:table-cell>
          <table:table-cell table:style-name="ce1" office:value-type="float" office:value="1.15096">
            <text:p>1.15096</text:p>
          </table:table-cell>
          <table:table-cell office:value-type="float" office:value="1.200112">
            <text:p>1.200112</text:p>
          </table:table-cell>
          <table:table-cell table:formula="of:=IF([.C16]&gt;[.D16];[.C16]/[.D16];[.D16]/[.C16])-1" office:value-type="percentage" office:value="0.0427052199902691">
            <text:p>4.27%</text:p>
          </table:table-cell>
          <table:table-cell/>
          <table:table-cell office:value-type="float" office:value="0.309445538">
            <text:p>0.309445538</text:p>
          </table:table-cell>
          <table:table-cell table:style-name="ce1" office:value-type="float" office:value="0.27835968">
            <text:p>0.27835968</text:p>
          </table:table-cell>
          <table:table-cell table:style-name="ce2" table:formula="of:=IF([.G16]&gt;[.H16];[.G16]/[.H16];[.H16]/[.G16])-1" office:value-type="percentage" office:value="0.111675146343034">
            <text:p>11.17%</text:p>
          </table:table-cell>
        </table:table-row>
        <table:table-row table:style-name="ro1">
          <table:table-cell office:value-type="string">
            <text:p>macro-benchmarks/bm_pi.rb</text:p>
          </table:table-cell>
          <table:table-cell office:value-type="float" office:value="1000">
            <text:p>1000</text:p>
          </table:table-cell>
          <table:table-cell table:style-name="ce1" office:value-type="float" office:value="0.02561">
            <text:p>0.02561</text:p>
          </table:table-cell>
          <table:table-cell office:value-type="float" office:value="0.029824">
            <text:p>0.029824</text:p>
          </table:table-cell>
          <table:table-cell table:formula="of:=IF([.C17]&gt;[.D17];[.C17]/[.D17];[.D17]/[.C17])-1" office:value-type="percentage" office:value="0.16454509957048">
            <text:p>16.45%</text:p>
          </table:table-cell>
          <table:table-cell/>
          <table:table-cell table:style-name="ce1" office:value-type="float" office:value="0.023831224">
            <text:p>0.023831224</text:p>
          </table:table-cell>
          <table:table-cell office:value-type="float" office:value="0.026781616">
            <text:p>0.026781616</text:p>
          </table:table-cell>
          <table:table-cell table:style-name="ce2" table:formula="of:=IF([.G17]&gt;[.H17];[.G17]/[.H17];[.H17]/[.G17])-1" office:value-type="percentage" office:value="0.123803628382663">
            <text:p>12.38%</text:p>
          </table:table-cell>
        </table:table-row>
        <table:table-row table:style-name="ro1">
          <table:table-cell office:value-type="string">
            <text:p>macro-benchmarks/bm_pi.rb</text:p>
          </table:table-cell>
          <table:table-cell office:value-type="float" office:value="10000">
            <text:p>10000</text:p>
          </table:table-cell>
          <table:table-cell office:value-type="float" office:value="2.127382">
            <text:p>2.127382</text:p>
          </table:table-cell>
          <table:table-cell table:style-name="ce1" office:value-type="float" office:value="2.107987">
            <text:p>2.107987</text:p>
          </table:table-cell>
          <table:table-cell table:formula="of:=IF([.C18]&gt;[.D18];[.C18]/[.D18];[.D18]/[.C18])-1" office:value-type="percentage" office:value="0.00920072087731083">
            <text:p>0.92%</text:p>
          </table:table-cell>
          <table:table-cell table:style-name="ce1"/>
          <table:table-cell table:style-name="ce1" office:value-type="float" office:value="2.033558182">
            <text:p>2.033558182</text:p>
          </table:table-cell>
          <table:table-cell office:value-type="float" office:value="2.444132425">
            <text:p>2.444132425</text:p>
          </table:table-cell>
          <table:table-cell table:style-name="ce2" table:formula="of:=IF([.G18]&gt;[.H18];[.G18]/[.H18];[.H18]/[.G18])-1" office:value-type="percentage" office:value="0.201899432548422">
            <text:p>20.19%</text:p>
          </table:table-cell>
        </table:table-row>
        <table:table-row table:style-name="ro1">
          <table:table-cell office:value-type="string">
            <text:p>macro-benchmarks/bm_rcs.rb</text:p>
          </table:table-cell>
          <table:table-cell office:value-type="float" office:value="100">
            <text:p>100</text:p>
          </table:table-cell>
          <table:table-cell table:style-name="ce1" office:value-type="float" office:value="0.752982">
            <text:p>0.752982</text:p>
          </table:table-cell>
          <table:table-cell office:value-type="float" office:value="0.78802">
            <text:p>0.78802</text:p>
          </table:table-cell>
          <table:table-cell table:formula="of:=IF([.C19]&gt;[.D19];[.C19]/[.D19];[.D19]/[.C19])-1" office:value-type="percentage" office:value="0.0465323208257304">
            <text:p>4.65%</text:p>
          </table:table-cell>
          <table:table-cell/>
          <table:table-cell table:style-name="ce1" office:value-type="float" office:value="0.580577774">
            <text:p>0.580577774</text:p>
          </table:table-cell>
          <table:table-cell office:value-type="float" office:value="0.634356881">
            <text:p>0.634356881</text:p>
          </table:table-cell>
          <table:table-cell table:style-name="ce2" table:formula="of:=IF([.G19]&gt;[.H19];[.G19]/[.H19];[.H19]/[.G19])-1" office:value-type="percentage" office:value="0.0926303234611943">
            <text:p>9.26%</text:p>
          </table:table-cell>
        </table:table-row>
        <table:table-row table:style-name="ro1">
          <table:table-cell office:value-type="string">
            <text:p>macro-benchmarks/bm_sudoku.rb</text:p>
          </table:table-cell>
          <table:table-cell office:value-type="float" office:value="1">
            <text:p>1</text:p>
          </table:table-cell>
          <table:table-cell table:style-name="ce1" office:value-type="float" office:value="10.152895">
            <text:p>10.152895</text:p>
          </table:table-cell>
          <table:table-cell office:value-type="float" office:value="15.880762">
            <text:p>15.880762</text:p>
          </table:table-cell>
          <table:table-cell table:formula="of:=IF([.C20]&gt;[.D20];[.C20]/[.D20];[.D20]/[.C20])-1" office:value-type="percentage" office:value="0.56416096098699">
            <text:p>56.42%</text:p>
          </table:table-cell>
          <table:table-cell/>
          <table:table-cell table:style-name="ce1" office:value-type="float" office:value="1.660938061">
            <text:p>1.660938061</text:p>
          </table:table-cell>
          <table:table-cell office:value-type="float" office:value="1.858714166">
            <text:p>1.858714166</text:p>
          </table:table-cell>
          <table:table-cell table:style-name="ce2" table:formula="of:=IF([.G20]&gt;[.H20];[.G20]/[.H20];[.H20]/[.G20])-1" office:value-type="percentage" office:value="0.119074943036061">
            <text:p>11.91%</text:p>
          </table:table-cell>
        </table:table-row>
        <table:table-row table:style-name="ro1">
          <table:table-cell office:value-type="string">
            <text:p>micro-benchmarks/bm_app_factorial.rb</text:p>
          </table:table-cell>
          <table:table-cell office:value-type="float" office:value="5000">
            <text:p>5000</text:p>
          </table:table-cell>
          <table:table-cell table:number-columns-repeated="2" office:value-type="string">
            <text:p>SystemStackError</text:p>
          </table:table-cell>
          <table:table-cell table:number-columns-repeated="2"/>
          <table:table-cell table:style-name="ce1" office:value-type="float" office:value="0.037477113">
            <text:p>0.037477113</text:p>
          </table:table-cell>
          <table:table-cell office:value-type="float" office:value="0.047081123">
            <text:p>0.047081123</text:p>
          </table:table-cell>
          <table:table-cell table:style-name="ce2" table:formula="of:=IF([.G21]&gt;[.H21];[.G21]/[.H21];[.H21]/[.G21])-1" office:value-type="percentage" office:value="0.256263335972544">
            <text:p>25.63%</text:p>
          </table:table-cell>
        </table:table-row>
        <table:table-row table:style-name="ro1">
          <table:table-cell office:value-type="string">
            <text:p>micro-benchmarks/bm_app_fib.rb</text:p>
          </table:table-cell>
          <table:table-cell office:value-type="float" office:value="30">
            <text:p>30</text:p>
          </table:table-cell>
          <table:table-cell table:style-name="ce1" office:value-type="float" office:value="1.587233">
            <text:p>1.587233</text:p>
          </table:table-cell>
          <table:table-cell office:value-type="float" office:value="2.473338">
            <text:p>2.473338</text:p>
          </table:table-cell>
          <table:table-cell table:formula="of:=IF([.C22]&gt;[.D22];[.C22]/[.D22];[.D22]/[.C22])-1" office:value-type="percentage" office:value="0.55827027285849">
            <text:p>55.83%</text:p>
          </table:table-cell>
          <table:table-cell/>
          <table:table-cell table:style-name="ce1" office:value-type="float" office:value="0.188666388">
            <text:p>0.188666388</text:p>
          </table:table-cell>
          <table:table-cell office:value-type="float" office:value="0.192389815">
            <text:p>0.192389815</text:p>
          </table:table-cell>
          <table:table-cell table:style-name="ce2" table:formula="of:=IF([.G22]&gt;[.H22];[.G22]/[.H22];[.H22]/[.G22])-1" office:value-type="percentage" office:value="0.0197355079485595">
            <text:p>1.97%</text:p>
          </table:table-cell>
        </table:table-row>
        <table:table-row table:style-name="ro1">
          <table:table-cell office:value-type="string">
            <text:p>micro-benchmarks/bm_app_fib.rb</text:p>
          </table:table-cell>
          <table:table-cell office:value-type="float" office:value="35">
            <text:p>35</text:p>
          </table:table-cell>
          <table:table-cell table:style-name="ce1" office:value-type="float" office:value="17.854474">
            <text:p>17.854474</text:p>
          </table:table-cell>
          <table:table-cell office:value-type="float" office:value="27.182797">
            <text:p>27.182797</text:p>
          </table:table-cell>
          <table:table-cell table:formula="of:=IF([.C23]&gt;[.D23];[.C23]/[.D23];[.D23]/[.C23])-1" office:value-type="percentage" office:value="0.522464173405501">
            <text:p>52.25%</text:p>
          </table:table-cell>
          <table:table-cell/>
          <table:table-cell table:style-name="ce1" office:value-type="float" office:value="2.098845834">
            <text:p>2.098845834</text:p>
          </table:table-cell>
          <table:table-cell office:value-type="float" office:value="2.122025844">
            <text:p>2.122025844</text:p>
          </table:table-cell>
          <table:table-cell table:style-name="ce2" table:formula="of:=IF([.G23]&gt;[.H23];[.G23]/[.H23];[.H23]/[.G23])-1" office:value-type="percentage" office:value="0.0110441699073358">
            <text:p>1.10%</text:p>
          </table:table-cell>
        </table:table-row>
        <table:table-row table:style-name="ro1">
          <table:table-cell office:value-type="string">
            <text:p>micro-benchmarks/bm_app_mandelbrot.rb</text:p>
          </table:table-cell>
          <table:table-cell office:value-type="float" office:value="1">
            <text:p>1</text:p>
          </table:table-cell>
          <table:table-cell table:style-name="ce1" office:value-type="float" office:value="1.899154">
            <text:p>1.899154</text:p>
          </table:table-cell>
          <table:table-cell office:value-type="float" office:value="2.443333">
            <text:p>2.443333</text:p>
          </table:table-cell>
          <table:table-cell table:formula="of:=IF([.C24]&gt;[.D24];[.C24]/[.D24];[.D24]/[.C24])-1" office:value-type="percentage" office:value="0.286537584629788">
            <text:p>28.65%</text:p>
          </table:table-cell>
          <table:table-cell/>
          <table:table-cell table:style-name="ce1" office:value-type="float" office:value="0.277137947">
            <text:p>0.277137947</text:p>
          </table:table-cell>
          <table:table-cell office:value-type="float" office:value="0.287637395">
            <text:p>0.287637395</text:p>
          </table:table-cell>
          <table:table-cell table:style-name="ce2" table:formula="of:=IF([.G24]&gt;[.H24];[.G24]/[.H24];[.H24]/[.G24])-1" office:value-type="percentage" office:value="0.0378852773994174">
            <text:p>3.79%</text:p>
          </table:table-cell>
        </table:table-row>
        <table:table-row table:style-name="ro1">
          <table:table-cell office:value-type="string">
            <text:p>micro-benchmarks/bm_app_pentomino.rb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ignalException</text:p>
          </table:table-cell>
          <table:table-cell table:number-columns-repeated="2"/>
          <table:table-cell table:style-name="ce1" office:value-type="float" office:value="24.784330022">
            <text:p>24.784330022</text:p>
          </table:table-cell>
          <table:table-cell office:value-type="float" office:value="25.306251213">
            <text:p>25.306251213</text:p>
          </table:table-cell>
          <table:table-cell table:style-name="ce2" table:formula="of:=IF([.G25]&gt;[.H25];[.G25]/[.H25];[.H25]/[.G25])-1" office:value-type="percentage" office:value="0.0210585152205733">
            <text:p>2.11%</text:p>
          </table:table-cell>
        </table:table-row>
        <table:table-row table:style-name="ro1">
          <table:table-cell office:value-type="string">
            <text:p>micro-benchmarks/bm_app_tak.rb</text:p>
          </table:table-cell>
          <table:table-cell office:value-type="float" office:value="7">
            <text:p>7</text:p>
          </table:table-cell>
          <table:table-cell table:style-name="ce1" office:value-type="float" office:value="1.173138">
            <text:p>1.173138</text:p>
          </table:table-cell>
          <table:table-cell office:value-type="float" office:value="1.758754">
            <text:p>1.758754</text:p>
          </table:table-cell>
          <table:table-cell table:formula="of:=IF([.C26]&gt;[.D26];[.C26]/[.D26];[.D26]/[.C26])-1" office:value-type="percentage" office:value="0.499187648852905">
            <text:p>49.92%</text:p>
          </table:table-cell>
          <table:table-cell/>
          <table:table-cell office:value-type="float" office:value="0.14310618">
            <text:p>0.14310618</text:p>
          </table:table-cell>
          <table:table-cell table:style-name="ce1" office:value-type="float" office:value="0.139689262">
            <text:p>0.139689262</text:p>
          </table:table-cell>
          <table:table-cell table:style-name="ce2" table:formula="of:=IF([.G26]&gt;[.H26];[.G26]/[.H26];[.H26]/[.G26])-1" office:value-type="percentage" office:value="0.024460849395854">
            <text:p>2.45%</text:p>
          </table:table-cell>
        </table:table-row>
        <table:table-row table:style-name="ro1">
          <table:table-cell office:value-type="string">
            <text:p>micro-benchmarks/bm_app_tak.rb</text:p>
          </table:table-cell>
          <table:table-cell office:value-type="float" office:value="8">
            <text:p>8</text:p>
          </table:table-cell>
          <table:table-cell table:style-name="ce1" office:value-type="float" office:value="3.404996">
            <text:p>3.404996</text:p>
          </table:table-cell>
          <table:table-cell office:value-type="float" office:value="5.002961">
            <text:p>5.002961</text:p>
          </table:table-cell>
          <table:table-cell table:formula="of:=IF([.C27]&gt;[.D27];[.C27]/[.D27];[.D27]/[.C27])-1" office:value-type="percentage" office:value="0.469300110778397">
            <text:p>46.93%</text:p>
          </table:table-cell>
          <table:table-cell/>
          <table:table-cell table:style-name="ce1" office:value-type="float" office:value="0.413921453">
            <text:p>0.413921453</text:p>
          </table:table-cell>
          <table:table-cell office:value-type="float" office:value="0.40113087">
            <text:p>0.40113087</text:p>
          </table:table-cell>
          <table:table-cell table:style-name="ce2" table:formula="of:=IF([.G27]&gt;[.H27];[.G27]/[.H27];[.H27]/[.G27])-1" office:value-type="percentage" office:value="0.0318863093234385">
            <text:p>3.19%</text:p>
          </table:table-cell>
        </table:table-row>
        <table:table-row table:style-name="ro1">
          <table:table-cell office:value-type="string">
            <text:p>micro-benchmarks/bm_app_tak.rb</text:p>
          </table:table-cell>
          <table:table-cell office:value-type="float" office:value="9">
            <text:p>9</text:p>
          </table:table-cell>
          <table:table-cell table:style-name="ce1" office:value-type="float" office:value="8.910337">
            <text:p>8.910337</text:p>
          </table:table-cell>
          <table:table-cell office:value-type="float" office:value="13.28466">
            <text:p>13.28466</text:p>
          </table:table-cell>
          <table:table-cell table:formula="of:=IF([.C28]&gt;[.D28];[.C28]/[.D28];[.D28]/[.C28])-1" office:value-type="percentage" office:value="0.490926774150069">
            <text:p>49.09%</text:p>
          </table:table-cell>
          <table:table-cell/>
          <table:table-cell office:value-type="float" office:value="1.091274789">
            <text:p>1.091274789</text:p>
          </table:table-cell>
          <table:table-cell table:style-name="ce1" office:value-type="float" office:value="1.055783626">
            <text:p>1.055783626</text:p>
          </table:table-cell>
          <table:table-cell table:style-name="ce2" table:formula="of:=IF([.G28]&gt;[.H28];[.G28]/[.H28];[.H28]/[.G28])-1" office:value-type="percentage" office:value="0.0336159437653565">
            <text:p>3.36%</text:p>
          </table:table-cell>
        </table:table-row>
        <table:table-row table:style-name="ro1">
          <table:table-cell office:value-type="string">
            <text:p>micro-benchmarks/bm_app_tarai.rb</text:p>
          </table:table-cell>
          <table:table-cell office:value-type="float" office:value="3">
            <text:p>3</text:p>
          </table:table-cell>
          <table:table-cell table:style-name="ce1" office:value-type="float" office:value="3.87317">
            <text:p>3.87317</text:p>
          </table:table-cell>
          <table:table-cell office:value-type="float" office:value="6.021444">
            <text:p>6.021444</text:p>
          </table:table-cell>
          <table:table-cell table:formula="of:=IF([.C29]&gt;[.D29];[.C29]/[.D29];[.D29]/[.C29])-1" office:value-type="percentage" office:value="0.554655230728318">
            <text:p>55.47%</text:p>
          </table:table-cell>
          <table:table-cell/>
          <table:table-cell office:value-type="float" office:value="0.492263194">
            <text:p>0.492263194</text:p>
          </table:table-cell>
          <table:table-cell table:style-name="ce1" office:value-type="float" office:value="0.487114983">
            <text:p>0.487114983</text:p>
          </table:table-cell>
          <table:table-cell table:style-name="ce2" table:formula="of:=IF([.G29]&gt;[.H29];[.G29]/[.H29];[.H29]/[.G29])-1" office:value-type="percentage" office:value="0.0105687798151755">
            <text:p>1.06%</text:p>
          </table:table-cell>
        </table:table-row>
        <table:table-row table:style-name="ro1">
          <table:table-cell office:value-type="string">
            <text:p>micro-benchmarks/bm_app_tarai.rb</text:p>
          </table:table-cell>
          <table:table-cell office:value-type="float" office:value="4">
            <text:p>4</text:p>
          </table:table-cell>
          <table:table-cell table:style-name="ce1" office:value-type="float" office:value="4.669815">
            <text:p>4.669815</text:p>
          </table:table-cell>
          <table:table-cell office:value-type="float" office:value="7.259933">
            <text:p>7.259933</text:p>
          </table:table-cell>
          <table:table-cell table:formula="of:=IF([.C30]&gt;[.D30];[.C30]/[.D30];[.D30]/[.C30])-1" office:value-type="percentage" office:value="0.5546510943153">
            <text:p>55.47%</text:p>
          </table:table-cell>
          <table:table-cell/>
          <table:table-cell office:value-type="float" office:value="0.603942512">
            <text:p>0.603942512</text:p>
          </table:table-cell>
          <table:table-cell table:style-name="ce1" office:value-type="float" office:value="0.588653307">
            <text:p>0.588653307</text:p>
          </table:table-cell>
          <table:table-cell table:style-name="ce2" table:formula="of:=IF([.G30]&gt;[.H30];[.G30]/[.H30];[.H30]/[.G30])-1" office:value-type="percentage" office:value="0.0259731913813914">
            <text:p>2.60%</text:p>
          </table:table-cell>
        </table:table-row>
        <table:table-row table:style-name="ro1">
          <table:table-cell office:value-type="string">
            <text:p>micro-benchmarks/bm_app_tarai.rb</text:p>
          </table:table-cell>
          <table:table-cell office:value-type="float" office:value="5">
            <text:p>5</text:p>
          </table:table-cell>
          <table:table-cell table:style-name="ce1" office:value-type="float" office:value="5.653953">
            <text:p>5.653953</text:p>
          </table:table-cell>
          <table:table-cell office:value-type="float" office:value="8.825722">
            <text:p>8.825722</text:p>
          </table:table-cell>
          <table:table-cell table:formula="of:=IF([.C31]&gt;[.D31];[.C31]/[.D31];[.D31]/[.C31])-1" office:value-type="percentage" office:value="0.560982555037157">
            <text:p>56.10%</text:p>
          </table:table-cell>
          <table:table-cell/>
          <table:table-cell office:value-type="float" office:value="0.731473782">
            <text:p>0.731473782</text:p>
          </table:table-cell>
          <table:table-cell table:style-name="ce1" office:value-type="float" office:value="0.713416929">
            <text:p>0.713416929</text:p>
          </table:table-cell>
          <table:table-cell table:style-name="ce2" table:formula="of:=IF([.G31]&gt;[.H31];[.G31]/[.H31];[.H31]/[.G31])-1" office:value-type="percentage" office:value="0.0253103791990334">
            <text:p>2.53%</text:p>
          </table:table-cell>
        </table:table-row>
        <table:table-row table:style-name="ro1">
          <table:table-cell office:value-type="string">
            <text:p>micro-benchmarks/bm_binary_trees.rb</text:p>
          </table:table-cell>
          <table:table-cell office:value-type="float" office:value="1">
            <text:p>1</text:p>
          </table:table-cell>
          <table:table-cell table:style-name="ce1" office:value-type="float" office:value="54.757089">
            <text:p>54.757089</text:p>
          </table:table-cell>
          <table:table-cell office:value-type="float" office:value="74.455984">
            <text:p>74.455984</text:p>
          </table:table-cell>
          <table:table-cell table:formula="of:=IF([.C32]&gt;[.D32];[.C32]/[.D32];[.D32]/[.C32])-1" office:value-type="percentage" office:value="0.359750588640678">
            <text:p>35.98%</text:p>
          </table:table-cell>
          <table:table-cell/>
          <table:table-cell table:style-name="ce1" office:value-type="float" office:value="12.499791378">
            <text:p>12.499791378</text:p>
          </table:table-cell>
          <table:table-cell office:value-type="float" office:value="12.678169432">
            <text:p>12.678169432</text:p>
          </table:table-cell>
          <table:table-cell table:style-name="ce2" table:formula="of:=IF([.G32]&gt;[.H32];[.G32]/[.H32];[.H32]/[.G32])-1" office:value-type="percentage" office:value="0.0142704824909279">
            <text:p>1.43%</text:p>
          </table:table-cell>
        </table:table-row>
        <table:table-row table:style-name="ro1">
          <table:table-cell office:value-type="string">
            <text:p>micro-benchmarks/bm_count_multithreaded.rb</text:p>
          </table:table-cell>
          <table:table-cell office:value-type="float" office:value="1">
            <text:p>1</text:p>
          </table:table-cell>
          <table:table-cell table:style-name="ce1" office:value-type="float" office:value="0.004335">
            <text:p>0.004335</text:p>
          </table:table-cell>
          <table:table-cell office:value-type="float" office:value="0.004454">
            <text:p>0.004454</text:p>
          </table:table-cell>
          <table:table-cell table:formula="of:=IF([.C33]&gt;[.D33];[.C33]/[.D33];[.D33]/[.C33])-1" office:value-type="percentage" office:value="0.027450980392157">
            <text:p>2.75%</text:p>
          </table:table-cell>
          <table:table-cell/>
          <table:table-cell table:style-name="ce1" office:value-type="float" office:value="0.006107355">
            <text:p>0.006107355</text:p>
          </table:table-cell>
          <table:table-cell office:value-type="float" office:value="0.006851988">
            <text:p>0.006851988</text:p>
          </table:table-cell>
          <table:table-cell table:style-name="ce2" table:formula="of:=IF([.G33]&gt;[.H33];[.G33]/[.H33];[.H33]/[.G33])-1" office:value-type="percentage" office:value="0.121923975272438">
            <text:p>12.19%</text:p>
          </table:table-cell>
        </table:table-row>
        <table:table-row table:style-name="ro1">
          <table:table-cell office:value-type="string">
            <text:p>micro-benchmarks/bm_count_multithreaded.rb</text:p>
          </table:table-cell>
          <table:table-cell office:value-type="float" office:value="2">
            <text:p>2</text:p>
          </table:table-cell>
          <table:table-cell office:value-type="float" office:value="0.008591">
            <text:p>0.008591</text:p>
          </table:table-cell>
          <table:table-cell table:style-name="ce1" office:value-type="float" office:value="0.008565">
            <text:p>0.008565</text:p>
          </table:table-cell>
          <table:table-cell table:formula="of:=IF([.C34]&gt;[.D34];[.C34]/[.D34];[.D34]/[.C34])-1" office:value-type="percentage" office:value="0.00303561004086395">
            <text:p>0.30%</text:p>
          </table:table-cell>
          <table:table-cell table:style-name="ce1"/>
          <table:table-cell table:style-name="ce1" office:value-type="float" office:value="0.012168745">
            <text:p>0.012168745</text:p>
          </table:table-cell>
          <table:table-cell office:value-type="float" office:value="0.01379477">
            <text:p>0.01379477</text:p>
          </table:table-cell>
          <table:table-cell table:style-name="ce2" table:formula="of:=IF([.G34]&gt;[.H34];[.G34]/[.H34];[.H34]/[.G34])-1" office:value-type="percentage" office:value="0.13362306466279">
            <text:p>13.36%</text:p>
          </table:table-cell>
        </table:table-row>
        <table:table-row table:style-name="ro1">
          <table:table-cell office:value-type="string">
            <text:p>micro-benchmarks/bm_count_multithreaded.rb</text:p>
          </table:table-cell>
          <table:table-cell office:value-type="float" office:value="4">
            <text:p>4</text:p>
          </table:table-cell>
          <table:table-cell table:style-name="ce1" office:value-type="float" office:value="0.016979">
            <text:p>0.016979</text:p>
          </table:table-cell>
          <table:table-cell office:value-type="float" office:value="0.01709">
            <text:p>0.01709</text:p>
          </table:table-cell>
          <table:table-cell table:formula="of:=IF([.C35]&gt;[.D35];[.C35]/[.D35];[.D35]/[.C35])-1" office:value-type="percentage" office:value="0.00653748748453986">
            <text:p>0.65%</text:p>
          </table:table-cell>
          <table:table-cell/>
          <table:table-cell table:style-name="ce1" office:value-type="float" office:value="0.024664854">
            <text:p>0.024664854</text:p>
          </table:table-cell>
          <table:table-cell office:value-type="float" office:value="0.027296206">
            <text:p>0.027296206</text:p>
          </table:table-cell>
          <table:table-cell table:style-name="ce2" table:formula="of:=IF([.G35]&gt;[.H35];[.G35]/[.H35];[.H35]/[.G35])-1" office:value-type="percentage" office:value="0.106684272284766">
            <text:p>10.67%</text:p>
          </table:table-cell>
        </table:table-row>
        <table:table-row table:style-name="ro1">
          <table:table-cell office:value-type="string">
            <text:p>micro-benchmarks/bm_count_multithreaded.rb</text:p>
          </table:table-cell>
          <table:table-cell office:value-type="float" office:value="8">
            <text:p>8</text:p>
          </table:table-cell>
          <table:table-cell table:style-name="ce1" office:value-type="float" office:value="0.03374">
            <text:p>0.03374</text:p>
          </table:table-cell>
          <table:table-cell office:value-type="float" office:value="0.033818">
            <text:p>0.033818</text:p>
          </table:table-cell>
          <table:table-cell table:formula="of:=IF([.C36]&gt;[.D36];[.C36]/[.D36];[.D36]/[.C36])-1" office:value-type="percentage" office:value="0.00231179608772947">
            <text:p>0.23%</text:p>
          </table:table-cell>
          <table:table-cell/>
          <table:table-cell table:style-name="ce1" office:value-type="float" office:value="0.0493834369999999">
            <text:p>0.0493834369999999</text:p>
          </table:table-cell>
          <table:table-cell office:value-type="float" office:value="0.054859487">
            <text:p>0.054859487</text:p>
          </table:table-cell>
          <table:table-cell table:style-name="ce2" table:formula="of:=IF([.G36]&gt;[.H36];[.G36]/[.H36];[.H36]/[.G36])-1" office:value-type="percentage" office:value="0.110888393612622">
            <text:p>11.09%</text:p>
          </table:table-cell>
        </table:table-row>
        <table:table-row table:style-name="ro1">
          <table:table-cell office:value-type="string">
            <text:p>micro-benchmarks/bm_count_multithreaded.rb</text:p>
          </table:table-cell>
          <table:table-cell office:value-type="float" office:value="16">
            <text:p>16</text:p>
          </table:table-cell>
          <table:table-cell table:style-name="ce1" office:value-type="float" office:value="0.067161">
            <text:p>0.067161</text:p>
          </table:table-cell>
          <table:table-cell office:value-type="float" office:value="0.068478">
            <text:p>0.068478</text:p>
          </table:table-cell>
          <table:table-cell table:formula="of:=IF([.C37]&gt;[.D37];[.C37]/[.D37];[.D37]/[.C37])-1" office:value-type="percentage" office:value="0.0196095948541564">
            <text:p>1.96%</text:p>
          </table:table-cell>
          <table:table-cell/>
          <table:table-cell table:style-name="ce1" office:value-type="float" office:value="0.099565455">
            <text:p>0.099565455</text:p>
          </table:table-cell>
          <table:table-cell office:value-type="float" office:value="0.109937156">
            <text:p>0.109937156</text:p>
          </table:table-cell>
          <table:table-cell table:style-name="ce2" table:formula="of:=IF([.G37]&gt;[.H37];[.G37]/[.H37];[.H37]/[.G37])-1" office:value-type="percentage" office:value="0.104169674110363">
            <text:p>10.42%</text:p>
          </table:table-cell>
        </table:table-row>
        <table:table-row table:style-name="ro1">
          <table:table-cell office:value-type="string">
            <text:p>micro-benchmarks/bm_count_shared_thread.rb</text:p>
          </table:table-cell>
          <table:table-cell office:value-type="float" office:value="1">
            <text:p>1</text:p>
          </table:table-cell>
          <table:table-cell table:style-name="ce1" office:value-type="float" office:value="0.0435810000000001">
            <text:p>0.0435810000000001</text:p>
          </table:table-cell>
          <table:table-cell office:value-type="float" office:value="0.049646">
            <text:p>0.049646</text:p>
          </table:table-cell>
          <table:table-cell table:formula="of:=IF([.C38]&gt;[.D38];[.C38]/[.D38];[.D38]/[.C38])-1" office:value-type="percentage" office:value="0.139166150386634">
            <text:p>13.92%</text:p>
          </table:table-cell>
          <table:table-cell/>
          <table:table-cell table:style-name="ce1" office:value-type="float" office:value="0.060839944">
            <text:p>0.060839944</text:p>
          </table:table-cell>
          <table:table-cell office:value-type="float" office:value="0.066543373">
            <text:p>0.066543373</text:p>
          </table:table-cell>
          <table:table-cell table:style-name="ce2" table:formula="of:=IF([.G38]&gt;[.H38];[.G38]/[.H38];[.H38]/[.G38])-1" office:value-type="percentage" office:value="0.0937448101530138">
            <text:p>9.37%</text:p>
          </table:table-cell>
        </table:table-row>
        <table:table-row table:style-name="ro1">
          <table:table-cell office:value-type="string">
            <text:p>micro-benchmarks/bm_count_shared_thread.rb</text:p>
          </table:table-cell>
          <table:table-cell office:value-type="float" office:value="2">
            <text:p>2</text:p>
          </table:table-cell>
          <table:table-cell table:style-name="ce1" office:value-type="float" office:value="0.043761">
            <text:p>0.043761</text:p>
          </table:table-cell>
          <table:table-cell office:value-type="float" office:value="0.049664">
            <text:p>0.049664</text:p>
          </table:table-cell>
          <table:table-cell table:formula="of:=IF([.C39]&gt;[.D39];[.C39]/[.D39];[.D39]/[.C39])-1" office:value-type="percentage" office:value="0.134891798633486">
            <text:p>13.49%</text:p>
          </table:table-cell>
          <table:table-cell/>
          <table:table-cell table:style-name="ce1" office:value-type="float" office:value="0.061023219">
            <text:p>0.061023219</text:p>
          </table:table-cell>
          <table:table-cell office:value-type="float" office:value="0.06777258">
            <text:p>0.06777258</text:p>
          </table:table-cell>
          <table:table-cell table:style-name="ce2" table:formula="of:=IF([.G39]&gt;[.H39];[.G39]/[.H39];[.H39]/[.G39])-1" office:value-type="percentage" office:value="0.11060316237988">
            <text:p>11.06%</text:p>
          </table:table-cell>
        </table:table-row>
        <table:table-row table:style-name="ro1">
          <table:table-cell office:value-type="string">
            <text:p>micro-benchmarks/bm_count_shared_thread.rb</text:p>
          </table:table-cell>
          <table:table-cell office:value-type="float" office:value="4">
            <text:p>4</text:p>
          </table:table-cell>
          <table:table-cell table:style-name="ce1" office:value-type="float" office:value="0.044009">
            <text:p>0.044009</text:p>
          </table:table-cell>
          <table:table-cell office:value-type="float" office:value="0.049868">
            <text:p>0.049868</text:p>
          </table:table-cell>
          <table:table-cell table:formula="of:=IF([.C40]&gt;[.D40];[.C40]/[.D40];[.D40]/[.C40])-1" office:value-type="percentage" office:value="0.133131859392397">
            <text:p>13.31%</text:p>
          </table:table-cell>
          <table:table-cell/>
          <table:table-cell table:style-name="ce1" office:value-type="float" office:value="0.06088868">
            <text:p>0.06088868</text:p>
          </table:table-cell>
          <table:table-cell office:value-type="float" office:value="0.0670504219999999">
            <text:p>0.0670504219999999</text:p>
          </table:table-cell>
          <table:table-cell table:style-name="ce2" table:formula="of:=IF([.G40]&gt;[.H40];[.G40]/[.H40];[.H40]/[.G40])-1" office:value-type="percentage" office:value="0.101196839872369">
            <text:p>10.12%</text:p>
          </table:table-cell>
        </table:table-row>
        <table:table-row table:style-name="ro1">
          <table:table-cell office:value-type="string">
            <text:p>micro-benchmarks/bm_count_shared_thread.rb</text:p>
          </table:table-cell>
          <table:table-cell office:value-type="float" office:value="8">
            <text:p>8</text:p>
          </table:table-cell>
          <table:table-cell table:style-name="ce1" office:value-type="float" office:value="0.044369">
            <text:p>0.044369</text:p>
          </table:table-cell>
          <table:table-cell office:value-type="float" office:value="0.049859">
            <text:p>0.049859</text:p>
          </table:table-cell>
          <table:table-cell table:formula="of:=IF([.C41]&gt;[.D41];[.C41]/[.D41];[.D41]/[.C41])-1" office:value-type="percentage" office:value="0.123735040230792">
            <text:p>12.37%</text:p>
          </table:table-cell>
          <table:table-cell/>
          <table:table-cell table:style-name="ce1" office:value-type="float" office:value="0.062213255">
            <text:p>0.062213255</text:p>
          </table:table-cell>
          <table:table-cell office:value-type="float" office:value="0.068581063">
            <text:p>0.068581063</text:p>
          </table:table-cell>
          <table:table-cell table:style-name="ce2" table:formula="of:=IF([.G41]&gt;[.H41];[.G41]/[.H41];[.H41]/[.G41])-1" office:value-type="percentage" office:value="0.102354522360227">
            <text:p>10.24%</text:p>
          </table:table-cell>
        </table:table-row>
        <table:table-row table:style-name="ro1">
          <table:table-cell office:value-type="string">
            <text:p>micro-benchmarks/bm_count_shared_thread.rb</text:p>
          </table:table-cell>
          <table:table-cell office:value-type="float" office:value="16">
            <text:p>16</text:p>
          </table:table-cell>
          <table:table-cell table:style-name="ce1" office:value-type="float" office:value="0.044669">
            <text:p>0.044669</text:p>
          </table:table-cell>
          <table:table-cell office:value-type="float" office:value="0.050307">
            <text:p>0.050307</text:p>
          </table:table-cell>
          <table:table-cell table:formula="of:=IF([.C42]&gt;[.D42];[.C42]/[.D42];[.D42]/[.C42])-1" office:value-type="percentage" office:value="0.126217287156641">
            <text:p>12.62%</text:p>
          </table:table-cell>
          <table:table-cell/>
          <table:table-cell table:style-name="ce1" office:value-type="float" office:value="0.061943555">
            <text:p>0.061943555</text:p>
          </table:table-cell>
          <table:table-cell office:value-type="float" office:value="0.069102078">
            <text:p>0.069102078</text:p>
          </table:table-cell>
          <table:table-cell table:style-name="ce2" table:formula="of:=IF([.G42]&gt;[.H42];[.G42]/[.H42];[.H42]/[.G42])-1" office:value-type="percentage" office:value="0.11556525937202">
            <text:p>11.56%</text:p>
          </table:table-cell>
        </table:table-row>
        <table:table-row table:style-name="ro1">
          <table:table-cell office:value-type="string">
            <text:p>micro-benchmarks/bm_eval.rb</text:p>
          </table:table-cell>
          <table:table-cell office:value-type="float" office:value="1000000">
            <text:p>1000000</text:p>
          </table:table-cell>
          <table:table-cell table:style-name="ce1" office:value-type="float" office:value="1.843052">
            <text:p>1.843052</text:p>
          </table:table-cell>
          <table:table-cell office:value-type="float" office:value="2.610514">
            <text:p>2.610514</text:p>
          </table:table-cell>
          <table:table-cell table:formula="of:=IF([.C43]&gt;[.D43];[.C43]/[.D43];[.D43]/[.C43])-1" office:value-type="percentage" office:value="0.416408218541853">
            <text:p>41.64%</text:p>
          </table:table-cell>
          <table:table-cell/>
          <table:table-cell table:style-name="ce1" office:value-type="float" office:value="5.891645993">
            <text:p>5.891645993</text:p>
          </table:table-cell>
          <table:table-cell office:value-type="float" office:value="6.407681144">
            <text:p>6.407681144</text:p>
          </table:table-cell>
          <table:table-cell table:style-name="ce2" table:formula="of:=IF([.G43]&gt;[.H43];[.G43]/[.H43];[.H43]/[.G43])-1" office:value-type="percentage" office:value="0.087587603127057">
            <text:p>8.76%</text:p>
          </table:table-cell>
        </table:table-row>
        <table:table-row table:style-name="ro1">
          <table:table-cell office:value-type="string">
            <text:p>micro-benchmarks/bm_fannkuch.rb</text:p>
          </table:table-cell>
          <table:table-cell office:value-type="float" office:value="6">
            <text:p>6</text:p>
          </table:table-cell>
          <table:table-cell table:style-name="ce1" office:value-type="float" office:value="0.005292">
            <text:p>0.005292</text:p>
          </table:table-cell>
          <table:table-cell office:value-type="float" office:value="0.006998">
            <text:p>0.006998</text:p>
          </table:table-cell>
          <table:table-cell table:formula="of:=IF([.C44]&gt;[.D44];[.C44]/[.D44];[.D44]/[.C44])-1" office:value-type="percentage" office:value="0.322373393801965">
            <text:p>32.24%</text:p>
          </table:table-cell>
          <table:table-cell/>
          <table:table-cell table:style-name="ce1" office:value-type="float" office:value="0.003425627">
            <text:p>0.003425627</text:p>
          </table:table-cell>
          <table:table-cell office:value-type="float" office:value="0.00398626">
            <text:p>0.00398626</text:p>
          </table:table-cell>
          <table:table-cell table:style-name="ce2" table:formula="of:=IF([.G44]&gt;[.H44];[.G44]/[.H44];[.H44]/[.G44])-1" office:value-type="percentage" office:value="0.163658506895234">
            <text:p>16.37%</text:p>
          </table:table-cell>
        </table:table-row>
        <table:table-row table:style-name="ro1">
          <table:table-cell office:value-type="string">
            <text:p>micro-benchmarks/bm_fannkuch.rb</text:p>
          </table:table-cell>
          <table:table-cell office:value-type="float" office:value="8">
            <text:p>8</text:p>
          </table:table-cell>
          <table:table-cell table:style-name="ce1" office:value-type="float" office:value="0.397673">
            <text:p>0.397673</text:p>
          </table:table-cell>
          <table:table-cell office:value-type="float" office:value="0.46626">
            <text:p>0.46626</text:p>
          </table:table-cell>
          <table:table-cell table:formula="of:=IF([.C45]&gt;[.D45];[.C45]/[.D45];[.D45]/[.C45])-1" office:value-type="percentage" office:value="0.172470849165018">
            <text:p>17.25%</text:p>
          </table:table-cell>
          <table:table-cell/>
          <table:table-cell table:style-name="ce1" office:value-type="float" office:value="0.251999">
            <text:p>0.251999</text:p>
          </table:table-cell>
          <table:table-cell office:value-type="float" office:value="0.290668786">
            <text:p>0.290668786</text:p>
          </table:table-cell>
          <table:table-cell table:style-name="ce2" table:formula="of:=IF([.G45]&gt;[.H45];[.G45]/[.H45];[.H45]/[.G45])-1" office:value-type="percentage" office:value="0.153452140683098">
            <text:p>15.35%</text:p>
          </table:table-cell>
        </table:table-row>
        <table:table-row table:style-name="ro1">
          <table:table-cell office:value-type="string">
            <text:p>micro-benchmarks/bm_fannkuch.rb</text:p>
          </table:table-cell>
          <table:table-cell office:value-type="float" office:value="10">
            <text:p>10</text:p>
          </table:table-cell>
          <table:table-cell table:style-name="ce1" office:value-type="float" office:value="44.995145">
            <text:p>44.995145</text:p>
          </table:table-cell>
          <table:table-cell office:value-type="float" office:value="49.868994">
            <text:p>49.868994</text:p>
          </table:table-cell>
          <table:table-cell table:formula="of:=IF([.C46]&gt;[.D46];[.C46]/[.D46];[.D46]/[.C46])-1" office:value-type="percentage" office:value="0.1083194420198">
            <text:p>10.83%</text:p>
          </table:table-cell>
          <table:table-cell/>
          <table:table-cell table:style-name="ce1" office:value-type="float" office:value="29.300118005">
            <text:p>29.300118005</text:p>
          </table:table-cell>
          <table:table-cell office:value-type="float" office:value="33.421955584">
            <text:p>33.421955584</text:p>
          </table:table-cell>
          <table:table-cell table:style-name="ce2" table:formula="of:=IF([.G46]&gt;[.H46];[.G46]/[.H46];[.H46]/[.G46])-1" office:value-type="percentage" office:value="0.140676483906878">
            <text:p>14.07%</text:p>
          </table:table-cell>
        </table:table-row>
        <table:table-row table:style-name="ro1">
          <table:table-cell office:value-type="string">
            <text:p>micro-benchmarks/bm_fasta.rb</text:p>
          </table:table-cell>
          <table:table-cell office:value-type="float" office:value="1000000">
            <text:p>1000000</text:p>
          </table:table-cell>
          <table:table-cell table:style-name="ce1" office:value-type="float" office:value="37.028227">
            <text:p>37.028227</text:p>
          </table:table-cell>
          <table:table-cell office:value-type="float" office:value="69.053165">
            <text:p>69.053165</text:p>
          </table:table-cell>
          <table:table-cell table:formula="of:=IF([.C47]&gt;[.D47];[.C47]/[.D47];[.D47]/[.C47])-1" office:value-type="percentage" office:value="0.864879055645846">
            <text:p>86.49%</text:p>
          </table:table-cell>
          <table:table-cell/>
          <table:table-cell table:style-name="ce1" office:value-type="float" office:value="13.991558333">
            <text:p>13.991558333</text:p>
          </table:table-cell>
          <table:table-cell office:value-type="float" office:value="14.939059573">
            <text:p>14.939059573</text:p>
          </table:table-cell>
          <table:table-cell table:style-name="ce2" table:formula="of:=IF([.G47]&gt;[.H47];[.G47]/[.H47];[.H47]/[.G47])-1" office:value-type="percentage" office:value="0.0677194932436693">
            <text:p>6.77%</text:p>
          </table:table-cell>
        </table:table-row>
        <table:table-row table:style-name="ro1">
          <table:table-cell office:value-type="string">
            <text:p>micro-benchmarks/bm_fiber_ring.rb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LoadError</text:p>
          </table:table-cell>
          <table:table-cell table:number-columns-repeated="2"/>
          <table:table-cell table:style-name="ce1" office:value-type="float" office:value="0.000271297">
            <text:p>0.000271297</text:p>
          </table:table-cell>
          <table:table-cell office:value-type="float" office:value="0.000308978">
            <text:p>0.000308978</text:p>
          </table:table-cell>
          <table:table-cell table:style-name="ce2" table:formula="of:=IF([.G48]&gt;[.H48];[.G48]/[.H48];[.H48]/[.G48])-1" office:value-type="percentage" office:value="0.138892062942089">
            <text:p>13.89%</text:p>
          </table:table-cell>
        </table:table-row>
        <table:table-row table:style-name="ro1">
          <table:table-cell office:value-type="string">
            <text:p>micro-benchmarks/bm_fiber_ring.rb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LoadError</text:p>
          </table:table-cell>
          <table:table-cell table:number-columns-repeated="2"/>
          <table:table-cell office:value-type="float" office:value="0.017977235">
            <text:p>0.017977235</text:p>
          </table:table-cell>
          <table:table-cell table:style-name="ce1" office:value-type="float" office:value="0.016535621">
            <text:p>0.016535621</text:p>
          </table:table-cell>
          <table:table-cell table:style-name="ce2" table:formula="of:=IF([.G49]&gt;[.H49];[.G49]/[.H49];[.H49]/[.G49])-1" office:value-type="percentage" office:value="0.087182332009182">
            <text:p>8.72%</text:p>
          </table:table-cell>
        </table:table-row>
        <table:table-row table:style-name="ro1">
          <table:table-cell office:value-type="string">
            <text:p>micro-benchmarks/bm_fiber_ring.rb</text:p>
          </table:table-cell>
          <table:table-cell office:value-type="float" office:value="1000">
            <text:p>1000</text:p>
          </table:table-cell>
          <table:table-cell table:number-columns-repeated="2" office:value-type="string">
            <text:p>LoadError</text:p>
          </table:table-cell>
          <table:table-cell table:number-columns-repeated="2"/>
          <table:table-cell table:style-name="ce1" office:value-type="float" office:value="1.723728115">
            <text:p>1.723728115</text:p>
          </table:table-cell>
          <table:table-cell office:value-type="float" office:value="1.94845993">
            <text:p>1.94845993</text:p>
          </table:table-cell>
          <table:table-cell table:style-name="ce2" table:formula="of:=IF([.G50]&gt;[.H50];[.G50]/[.H50];[.H50]/[.G50])-1" office:value-type="percentage" office:value="0.130375442069064">
            <text:p>13.04%</text:p>
          </table:table-cell>
        </table:table-row>
        <table:table-row table:style-name="ro1">
          <table:table-cell office:value-type="string">
            <text:p>micro-benchmarks/bm_fractal.rb</text:p>
          </table:table-cell>
          <table:table-cell office:value-type="float" office:value="5">
            <text:p>5</text:p>
          </table:table-cell>
          <table:table-cell table:style-name="ce1" office:value-type="float" office:value="4.520426">
            <text:p>4.520426</text:p>
          </table:table-cell>
          <table:table-cell office:value-type="float" office:value="4.899709">
            <text:p>4.899709</text:p>
          </table:table-cell>
          <table:table-cell table:formula="of:=IF([.C51]&gt;[.D51];[.C51]/[.D51];[.D51]/[.C51])-1" office:value-type="percentage" office:value="0.0839042603506839">
            <text:p>8.39%</text:p>
          </table:table-cell>
          <table:table-cell/>
          <table:table-cell table:style-name="ce1" office:value-type="float" office:value="3.003910489">
            <text:p>3.003910489</text:p>
          </table:table-cell>
          <table:table-cell office:value-type="float" office:value="3.080545992">
            <text:p>3.080545992</text:p>
          </table:table-cell>
          <table:table-cell table:style-name="ce2" table:formula="of:=IF([.G51]&gt;[.H51];[.G51]/[.H51];[.H51]/[.G51])-1" office:value-type="percentage" office:value="0.0255119129816388">
            <text:p>2.55%</text:p>
          </table:table-cell>
        </table:table-row>
        <table:table-row table:style-name="ro1">
          <table:table-cell office:value-type="string">
            <text:p>micro-benchmarks/bm_gc_array.rb</text:p>
          </table:table-cell>
          <table:table-cell office:value-type="float" office:value="1">
            <text:p>1</text:p>
          </table:table-cell>
          <table:table-cell table:style-name="ce1" office:value-type="float" office:value="44.98973">
            <text:p>44.98973</text:p>
          </table:table-cell>
          <table:table-cell office:value-type="float" office:value="50.502162">
            <text:p>50.502162</text:p>
          </table:table-cell>
          <table:table-cell table:formula="of:=IF([.C52]&gt;[.D52];[.C52]/[.D52];[.D52]/[.C52])-1" office:value-type="percentage" office:value="0.122526452148079">
            <text:p>12.25%</text:p>
          </table:table-cell>
          <table:table-cell/>
          <table:table-cell table:style-name="ce1" office:value-type="float" office:value="39.619109642">
            <text:p>39.619109642</text:p>
          </table:table-cell>
          <table:table-cell office:value-type="float" office:value="100.169209495">
            <text:p>100.169209495</text:p>
          </table:table-cell>
          <table:table-cell table:style-name="ce2" table:formula="of:=IF([.G52]&gt;[.H52];[.G52]/[.H52];[.H52]/[.G52])-1" office:value-type="percentage" office:value="1.52830541625325">
            <text:p>152.83%</text:p>
          </table:table-cell>
        </table:table-row>
        <table:table-row table:style-name="ro1">
          <table:table-cell office:value-type="string">
            <text:p>micro-benchmarks/bm_gc_mb.rb</text:p>
          </table:table-cell>
          <table:table-cell office:value-type="float" office:value="500000">
            <text:p>500000</text:p>
          </table:table-cell>
          <table:table-cell table:style-name="ce1" office:value-type="float" office:value="0.687132">
            <text:p>0.687132</text:p>
          </table:table-cell>
          <table:table-cell office:value-type="float" office:value="0.883489">
            <text:p>0.883489</text:p>
          </table:table-cell>
          <table:table-cell table:formula="of:=IF([.C53]&gt;[.D53];[.C53]/[.D53];[.D53]/[.C53])-1" office:value-type="percentage" office:value="0.285763143035108">
            <text:p>28.58%</text:p>
          </table:table-cell>
          <table:table-cell/>
          <table:table-cell table:style-name="ce1" office:value-type="float" office:value="0.172666499">
            <text:p>0.172666499</text:p>
          </table:table-cell>
          <table:table-cell office:value-type="float" office:value="0.212094833">
            <text:p>0.212094833</text:p>
          </table:table-cell>
          <table:table-cell table:style-name="ce2" table:formula="of:=IF([.G53]&gt;[.H53];[.G53]/[.H53];[.H53]/[.G53])-1" office:value-type="percentage" office:value="0.22834964644763">
            <text:p>22.83%</text:p>
          </table:table-cell>
        </table:table-row>
        <table:table-row table:style-name="ro1">
          <table:table-cell office:value-type="string">
            <text:p>micro-benchmarks/bm_gc_mb.rb</text:p>
          </table:table-cell>
          <table:table-cell office:value-type="float" office:value="1000000">
            <text:p>1000000</text:p>
          </table:table-cell>
          <table:table-cell table:style-name="ce1" office:value-type="float" office:value="1.512938">
            <text:p>1.512938</text:p>
          </table:table-cell>
          <table:table-cell office:value-type="float" office:value="1.986607">
            <text:p>1.986607</text:p>
          </table:table-cell>
          <table:table-cell table:formula="of:=IF([.C54]&gt;[.D54];[.C54]/[.D54];[.D54]/[.C54])-1" office:value-type="percentage" office:value="0.31307892326057">
            <text:p>31.31%</text:p>
          </table:table-cell>
          <table:table-cell/>
          <table:table-cell table:style-name="ce1" office:value-type="float" office:value="0.345997533">
            <text:p>0.345997533</text:p>
          </table:table-cell>
          <table:table-cell office:value-type="float" office:value="0.412035049">
            <text:p>0.412035049</text:p>
          </table:table-cell>
          <table:table-cell table:style-name="ce2" table:formula="of:=IF([.G54]&gt;[.H54];[.G54]/[.H54];[.H54]/[.G54])-1" office:value-type="percentage" office:value="0.190861233683999">
            <text:p>19.09%</text:p>
          </table:table-cell>
        </table:table-row>
        <table:table-row table:style-name="ro1">
          <table:table-cell office:value-type="string">
            <text:p>micro-benchmarks/bm_gc_mb.rb</text:p>
          </table:table-cell>
          <table:table-cell office:value-type="float" office:value="3000000">
            <text:p>3000000</text:p>
          </table:table-cell>
          <table:table-cell table:style-name="ce1" office:value-type="float" office:value="3.535346">
            <text:p>3.535346</text:p>
          </table:table-cell>
          <table:table-cell office:value-type="float" office:value="5.761321">
            <text:p>5.761321</text:p>
          </table:table-cell>
          <table:table-cell table:formula="of:=IF([.C55]&gt;[.D55];[.C55]/[.D55];[.D55]/[.C55])-1" office:value-type="percentage" office:value="0.629634270591902">
            <text:p>62.96%</text:p>
          </table:table-cell>
          <table:table-cell/>
          <table:table-cell table:style-name="ce1" office:value-type="float" office:value="1.086737471">
            <text:p>1.086737471</text:p>
          </table:table-cell>
          <table:table-cell office:value-type="float" office:value="1.42421006">
            <text:p>1.42421006</text:p>
          </table:table-cell>
          <table:table-cell table:style-name="ce2" table:formula="of:=IF([.G55]&gt;[.H55];[.G55]/[.H55];[.H55]/[.G55])-1" office:value-type="percentage" office:value="0.310537363443871">
            <text:p>31.05%</text:p>
          </table:table-cell>
        </table:table-row>
        <table:table-row table:style-name="ro1">
          <table:table-cell office:value-type="string">
            <text:p>micro-benchmarks/bm_gc_string.rb</text:p>
          </table:table-cell>
          <table:table-cell office:value-type="float" office:value="1">
            <text:p>1</text:p>
          </table:table-cell>
          <table:table-cell table:style-name="ce1" office:value-type="float" office:value="7.87389">
            <text:p>7.87389</text:p>
          </table:table-cell>
          <table:table-cell office:value-type="float" office:value="14.72673">
            <text:p>14.72673</text:p>
          </table:table-cell>
          <table:table-cell table:formula="of:=IF([.C56]&gt;[.D56];[.C56]/[.D56];[.D56]/[.C56])-1" office:value-type="percentage" office:value="0.870324579083528">
            <text:p>87.03%</text:p>
          </table:table-cell>
          <table:table-cell/>
          <table:table-cell table:style-name="ce1" office:value-type="float" office:value="3.09021219">
            <text:p>3.09021219</text:p>
          </table:table-cell>
          <table:table-cell office:value-type="float" office:value="4.339281109">
            <text:p>4.339281109</text:p>
          </table:table-cell>
          <table:table-cell table:style-name="ce2" table:formula="of:=IF([.G56]&gt;[.H56];[.G56]/[.H56];[.H56]/[.G56])-1" office:value-type="percentage" office:value="0.404201667135356">
            <text:p>40.42%</text:p>
          </table:table-cell>
        </table:table-row>
        <table:table-row table:style-name="ro1">
          <table:table-cell office:value-type="string">
            <text:p>micro-benchmarks/bm_knucleotide.rb</text:p>
          </table:table-cell>
          <table:table-cell office:value-type="float" office:value="1">
            <text:p>1</text:p>
          </table:table-cell>
          <table:table-cell table:style-name="ce1" office:value-type="float" office:value="1.396122">
            <text:p>1.396122</text:p>
          </table:table-cell>
          <table:table-cell office:value-type="float" office:value="1.857324">
            <text:p>1.857324</text:p>
          </table:table-cell>
          <table:table-cell table:formula="of:=IF([.C57]&gt;[.D57];[.C57]/[.D57];[.D57]/[.C57])-1" office:value-type="percentage" office:value="0.330345055804579">
            <text:p>33.03%</text:p>
          </table:table-cell>
          <table:table-cell/>
          <table:table-cell table:style-name="ce1" office:value-type="float" office:value="0.826468501">
            <text:p>0.826468501</text:p>
          </table:table-cell>
          <table:table-cell office:value-type="float" office:value="0.854307461">
            <text:p>0.854307461</text:p>
          </table:table-cell>
          <table:table-cell table:style-name="ce2" table:formula="of:=IF([.G57]&gt;[.H57];[.G57]/[.H57];[.H57]/[.G57])-1" office:value-type="percentage" office:value="0.0336842359585585">
            <text:p>3.37%</text:p>
          </table:table-cell>
        </table:table-row>
        <table:table-row table:style-name="ro1">
          <table:table-cell office:value-type="string">
            <text:p>micro-benchmarks/bm_lucas_lehmer.rb</text:p>
          </table:table-cell>
          <table:table-cell office:value-type="float" office:value="9689">
            <text:p>9689</text:p>
          </table:table-cell>
          <table:table-cell office:value-type="float" office:value="4.019252">
            <text:p>4.019252</text:p>
          </table:table-cell>
          <table:table-cell table:style-name="ce1" office:value-type="float" office:value="3.975353">
            <text:p>3.975353</text:p>
          </table:table-cell>
          <table:table-cell table:formula="of:=IF([.C58]&gt;[.D58];[.C58]/[.D58];[.D58]/[.C58])-1" office:value-type="percentage" office:value="0.0110427929293322">
            <text:p>1.10%</text:p>
          </table:table-cell>
          <table:table-cell table:style-name="ce1"/>
          <table:table-cell office:value-type="float" office:value="4.61144624">
            <text:p>4.61144624</text:p>
          </table:table-cell>
          <table:table-cell table:style-name="ce1" office:value-type="float" office:value="4.497691187">
            <text:p>4.497691187</text:p>
          </table:table-cell>
          <table:table-cell table:style-name="ce2" table:formula="of:=IF([.G58]&gt;[.H58];[.G58]/[.H58];[.H58]/[.G58])-1" office:value-type="percentage" office:value="0.0252918771588397">
            <text:p>2.53%</text:p>
          </table:table-cell>
        </table:table-row>
        <table:table-row table:style-name="ro1">
          <table:table-cell office:value-type="string">
            <text:p>micro-benchmarks/bm_lucas_lehmer.rb</text:p>
          </table:table-cell>
          <table:table-cell office:value-type="float" office:value="9941">
            <text:p>9941</text:p>
          </table:table-cell>
          <table:table-cell office:value-type="float" office:value="4.342289">
            <text:p>4.342289</text:p>
          </table:table-cell>
          <table:table-cell table:style-name="ce1" office:value-type="float" office:value="4.281652">
            <text:p>4.281652</text:p>
          </table:table-cell>
          <table:table-cell table:formula="of:=IF([.C59]&gt;[.D59];[.C59]/[.D59];[.D59]/[.C59])-1" office:value-type="percentage" office:value="0.0141620570751664">
            <text:p>1.42%</text:p>
          </table:table-cell>
          <table:table-cell table:style-name="ce1"/>
          <table:table-cell office:value-type="float" office:value="4.979570635">
            <text:p>4.979570635</text:p>
          </table:table-cell>
          <table:table-cell table:style-name="ce1" office:value-type="float" office:value="4.851999346">
            <text:p>4.851999346</text:p>
          </table:table-cell>
          <table:table-cell table:style-name="ce2" table:formula="of:=IF([.G59]&gt;[.H59];[.G59]/[.H59];[.H59]/[.G59])-1" office:value-type="percentage" office:value="0.0262925198259083">
            <text:p>2.63%</text:p>
          </table:table-cell>
        </table:table-row>
        <table:table-row table:style-name="ro1">
          <table:table-cell office:value-type="string">
            <text:p>micro-benchmarks/bm_lucas_lehmer.rb</text:p>
          </table:table-cell>
          <table:table-cell office:value-type="float" office:value="11213">
            <text:p>11213</text:p>
          </table:table-cell>
          <table:table-cell office:value-type="float" office:value="6.174473">
            <text:p>6.174473</text:p>
          </table:table-cell>
          <table:table-cell table:style-name="ce1" office:value-type="float" office:value="6.067539">
            <text:p>6.067539</text:p>
          </table:table-cell>
          <table:table-cell table:formula="of:=IF([.C60]&gt;[.D60];[.C60]/[.D60];[.D60]/[.C60])-1" office:value-type="percentage" office:value="0.0176239493475032">
            <text:p>1.76%</text:p>
          </table:table-cell>
          <table:table-cell table:style-name="ce1"/>
          <table:table-cell office:value-type="float" office:value="7.096178068">
            <text:p>7.096178068</text:p>
          </table:table-cell>
          <table:table-cell table:style-name="ce1" office:value-type="float" office:value="6.923717679">
            <text:p>6.923717679</text:p>
          </table:table-cell>
          <table:table-cell table:style-name="ce2" table:formula="of:=IF([.G60]&gt;[.H60];[.G60]/[.H60];[.H60]/[.G60])-1" office:value-type="percentage" office:value="0.0249086396926728">
            <text:p>2.49%</text:p>
          </table:table-cell>
        </table:table-row>
        <table:table-row table:style-name="ro1">
          <table:table-cell office:value-type="string">
            <text:p>micro-benchmarks/bm_lucas_lehmer.rb</text:p>
          </table:table-cell>
          <table:table-cell office:value-type="float" office:value="19937">
            <text:p>19937</text:p>
          </table:table-cell>
          <table:table-cell office:value-type="float" office:value="33.142535">
            <text:p>33.142535</text:p>
          </table:table-cell>
          <table:table-cell table:style-name="ce1" office:value-type="float" office:value="32.628109">
            <text:p>32.628109</text:p>
          </table:table-cell>
          <table:table-cell table:formula="of:=IF([.C61]&gt;[.D61];[.C61]/[.D61];[.D61]/[.C61])-1" office:value-type="percentage" office:value="0.015766344289214">
            <text:p>1.58%</text:p>
          </table:table-cell>
          <table:table-cell table:style-name="ce1"/>
          <table:table-cell office:value-type="float" office:value="38.069223143">
            <text:p>38.069223143</text:p>
          </table:table-cell>
          <table:table-cell table:style-name="ce1" office:value-type="float" office:value="36.966970103">
            <text:p>36.966970103</text:p>
          </table:table-cell>
          <table:table-cell table:style-name="ce2" table:formula="of:=IF([.G61]&gt;[.H61];[.G61]/[.H61];[.H61]/[.G61])-1" office:value-type="percentage" office:value="0.0298172405509249">
            <text:p>2.98%</text:p>
          </table:table-cell>
        </table:table-row>
        <table:table-row table:style-name="ro1">
          <table:table-cell office:value-type="string">
            <text:p>micro-benchmarks/bm_mandelbrot.rb</text:p>
          </table:table-cell>
          <table:table-cell office:value-type="float" office:value="1">
            <text:p>1</text:p>
          </table:table-cell>
          <table:table-cell table:style-name="ce1" office:value-type="float" office:value="55.45955">
            <text:p>55.45955</text:p>
          </table:table-cell>
          <table:table-cell office:value-type="float" office:value="62.06524">
            <text:p>62.06524</text:p>
          </table:table-cell>
          <table:table-cell table:formula="of:=IF([.C62]&gt;[.D62];[.C62]/[.D62];[.D62]/[.C62])-1" office:value-type="percentage" office:value="0.119108250968499">
            <text:p>11.91%</text:p>
          </table:table-cell>
          <table:table-cell/>
          <table:table-cell office:value-type="float" office:value="30.206907668">
            <text:p>30.206907668</text:p>
          </table:table-cell>
          <table:table-cell table:style-name="ce1" office:value-type="float" office:value="29.574477203">
            <text:p>29.574477203</text:p>
          </table:table-cell>
          <table:table-cell table:style-name="ce2" table:formula="of:=IF([.G62]&gt;[.H62];[.G62]/[.H62];[.H62]/[.G62])-1" office:value-type="percentage" office:value="0.0213843328711774">
            <text:p>2.14%</text:p>
          </table:table-cell>
        </table:table-row>
        <table:table-row table:style-name="ro1">
          <table:table-cell office:value-type="string">
            <text:p>micro-benchmarks/bm_mbari_bogus1.rb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ystemStackError</text:p>
          </table:table-cell>
          <table:table-cell table:number-columns-repeated="2"/>
          <table:table-cell table:style-name="ce1" office:value-type="float" office:value="0.00784081">
            <text:p>0.00784081</text:p>
          </table:table-cell>
          <table:table-cell office:value-type="float" office:value="0.012108522">
            <text:p>0.012108522</text:p>
          </table:table-cell>
          <table:table-cell table:style-name="ce2" table:formula="of:=IF([.G63]&gt;[.H63];[.G63]/[.H63];[.H63]/[.G63])-1" office:value-type="percentage" office:value="0.544294785870337">
            <text:p>54.43%</text:p>
          </table:table-cell>
        </table:table-row>
        <table:table-row table:style-name="ro1">
          <table:table-cell office:value-type="string">
            <text:p>micro-benchmarks/bm_mergesort.rb</text:p>
          </table:table-cell>
          <table:table-cell office:value-type="float" office:value="1">
            <text:p>1</text:p>
          </table:table-cell>
          <table:table-cell table:style-name="ce1" office:value-type="float" office:value="1.913567">
            <text:p>1.913567</text:p>
          </table:table-cell>
          <table:table-cell office:value-type="float" office:value="2.396142">
            <text:p>2.396142</text:p>
          </table:table-cell>
          <table:table-cell table:formula="of:=IF([.C64]&gt;[.D64];[.C64]/[.D64];[.D64]/[.C64])-1" office:value-type="percentage" office:value="0.252186100617329">
            <text:p>25.22%</text:p>
          </table:table-cell>
          <table:table-cell/>
          <table:table-cell table:style-name="ce1" office:value-type="float" office:value="0.65893875">
            <text:p>0.65893875</text:p>
          </table:table-cell>
          <table:table-cell office:value-type="float" office:value="0.697120723">
            <text:p>0.697120723</text:p>
          </table:table-cell>
          <table:table-cell table:style-name="ce2" table:formula="of:=IF([.G64]&gt;[.H64];[.G64]/[.H64];[.H64]/[.G64])-1" office:value-type="percentage" office:value="0.05794464660031">
            <text:p>5.79%</text:p>
          </table:table-cell>
        </table:table-row>
        <table:table-row table:style-name="ro1">
          <table:table-cell office:value-type="string">
            <text:p>micro-benchmarks/bm_mergesort_hongli.rb</text:p>
          </table:table-cell>
          <table:table-cell office:value-type="float" office:value="3000">
            <text:p>3000</text:p>
          </table:table-cell>
          <table:table-cell table:style-name="ce1" office:value-type="float" office:value="4.422897">
            <text:p>4.422897</text:p>
          </table:table-cell>
          <table:table-cell office:value-type="float" office:value="5.638052">
            <text:p>5.638052</text:p>
          </table:table-cell>
          <table:table-cell table:formula="of:=IF([.C65]&gt;[.D65];[.C65]/[.D65];[.D65]/[.C65])-1" office:value-type="percentage" office:value="0.274741871673702">
            <text:p>27.47%</text:p>
          </table:table-cell>
          <table:table-cell/>
          <table:table-cell table:style-name="ce1" office:value-type="float" office:value="1.107539297">
            <text:p>1.107539297</text:p>
          </table:table-cell>
          <table:table-cell office:value-type="float" office:value="1.150229428">
            <text:p>1.150229428</text:p>
          </table:table-cell>
          <table:table-cell table:style-name="ce2" table:formula="of:=IF([.G65]&gt;[.H65];[.G65]/[.H65];[.H65]/[.G65])-1" office:value-type="percentage" office:value="0.0385450260010052">
            <text:p>3.85%</text:p>
          </table:table-cell>
        </table:table-row>
        <table:table-row table:style-name="ro1">
          <table:table-cell office:value-type="string">
            <text:p>micro-benchmarks/bm_meteor_contest.rb</text:p>
          </table:table-cell>
          <table:table-cell office:value-type="float" office:value="1">
            <text:p>1</text:p>
          </table:table-cell>
          <table:table-cell table:style-name="ce1" office:value-type="float" office:value="25.352422">
            <text:p>25.352422</text:p>
          </table:table-cell>
          <table:table-cell office:value-type="float" office:value="35.424226">
            <text:p>35.424226</text:p>
          </table:table-cell>
          <table:table-cell table:formula="of:=IF([.C66]&gt;[.D66];[.C66]/[.D66];[.D66]/[.C66])-1" office:value-type="percentage" office:value="0.397271866175153">
            <text:p>39.73%</text:p>
          </table:table-cell>
          <table:table-cell/>
          <table:table-cell table:style-name="ce1" office:value-type="float" office:value="7.63312188">
            <text:p>7.63312188</text:p>
          </table:table-cell>
          <table:table-cell office:value-type="float" office:value="7.825070505">
            <text:p>7.825070505</text:p>
          </table:table-cell>
          <table:table-cell table:style-name="ce2" table:formula="of:=IF([.G66]&gt;[.H66];[.G66]/[.H66];[.H66]/[.G66])-1" office:value-type="percentage" office:value="0.0251468046780356">
            <text:p>2.51%</text:p>
          </table:table-cell>
        </table:table-row>
        <table:table-row table:style-name="ro1">
          <table:table-cell office:value-type="string">
            <text:p>micro-benchmarks/bm_monte_carlo_pi.rb</text:p>
          </table:table-cell>
          <table:table-cell office:value-type="float" office:value="10000000">
            <text:p>10000000</text:p>
          </table:table-cell>
          <table:table-cell table:style-name="ce1" office:value-type="float" office:value="12.178289">
            <text:p>12.178289</text:p>
          </table:table-cell>
          <table:table-cell office:value-type="float" office:value="15.732353">
            <text:p>15.732353</text:p>
          </table:table-cell>
          <table:table-cell table:formula="of:=IF([.C67]&gt;[.D67];[.C67]/[.D67];[.D67]/[.C67])-1" office:value-type="percentage" office:value="0.29183606991097">
            <text:p>29.18%</text:p>
          </table:table-cell>
          <table:table-cell/>
          <table:table-cell table:style-name="ce1" office:value-type="float" office:value="7.827569475">
            <text:p>7.827569475</text:p>
          </table:table-cell>
          <table:table-cell office:value-type="float" office:value="7.924275851">
            <text:p>7.924275851</text:p>
          </table:table-cell>
          <table:table-cell table:style-name="ce2" table:formula="of:=IF([.G67]&gt;[.H67];[.G67]/[.H67];[.H67]/[.G67])-1" office:value-type="percentage" office:value="0.0123545854570648">
            <text:p>1.24%</text:p>
          </table:table-cell>
        </table:table-row>
        <table:table-row table:style-name="ro1">
          <table:table-cell office:value-type="string">
            <text:p>micro-benchmarks/bm_nbody.rb</text:p>
          </table:table-cell>
          <table:table-cell office:value-type="float" office:value="100000">
            <text:p>100000</text:p>
          </table:table-cell>
          <table:table-cell table:style-name="ce1" office:value-type="float" office:value="7.04611">
            <text:p>7.04611</text:p>
          </table:table-cell>
          <table:table-cell office:value-type="float" office:value="7.921306">
            <text:p>7.921306</text:p>
          </table:table-cell>
          <table:table-cell table:formula="of:=IF([.C68]&gt;[.D68];[.C68]/[.D68];[.D68]/[.C68])-1" office:value-type="percentage" office:value="0.124209812222631">
            <text:p>12.42%</text:p>
          </table:table-cell>
          <table:table-cell/>
          <table:table-cell table:style-name="ce1" office:value-type="float" office:value="5.568765579">
            <text:p>5.568765579</text:p>
          </table:table-cell>
          <table:table-cell office:value-type="float" office:value="6.258445976">
            <text:p>6.258445976</text:p>
          </table:table-cell>
          <table:table-cell table:style-name="ce2" table:formula="of:=IF([.G68]&gt;[.H68];[.G68]/[.H68];[.H68]/[.G68])-1" office:value-type="percentage" office:value="0.123847985198157">
            <text:p>12.38%</text:p>
          </table:table-cell>
        </table:table-row>
        <table:table-row table:style-name="ro1">
          <table:table-cell office:value-type="string">
            <text:p>micro-benchmarks/bm_nsieve.rb</text:p>
          </table:table-cell>
          <table:table-cell office:value-type="float" office:value="9">
            <text:p>9</text:p>
          </table:table-cell>
          <table:table-cell table:style-name="ce1" office:value-type="float" office:value="15.220781">
            <text:p>15.220781</text:p>
          </table:table-cell>
          <table:table-cell office:value-type="float" office:value="19.0846">
            <text:p>19.0846</text:p>
          </table:table-cell>
          <table:table-cell table:formula="of:=IF([.C69]&gt;[.D69];[.C69]/[.D69];[.D69]/[.C69])-1" office:value-type="percentage" office:value="0.253851559916669">
            <text:p>25.39%</text:p>
          </table:table-cell>
          <table:table-cell/>
          <table:table-cell table:number-columns-repeated="2" office:value-type="string">
            <text:p>NoMethodError</text:p>
          </table:table-cell>
          <table:table-cell table:style-name="ce2"/>
        </table:table-row>
        <table:table-row table:style-name="ro1">
          <table:table-cell office:value-type="string">
            <text:p>micro-benchmarks/bm_nsieve_bits.rb</text:p>
          </table:table-cell>
          <table:table-cell office:value-type="float" office:value="8">
            <text:p>8</text:p>
          </table:table-cell>
          <table:table-cell table:style-name="ce1" office:value-type="float" office:value="19.752668">
            <text:p>19.752668</text:p>
          </table:table-cell>
          <table:table-cell office:value-type="float" office:value="30.532623">
            <text:p>30.532623</text:p>
          </table:table-cell>
          <table:table-cell table:formula="of:=IF([.C70]&gt;[.D70];[.C70]/[.D70];[.D70]/[.C70])-1" office:value-type="percentage" office:value="0.545746782156213">
            <text:p>54.57%</text:p>
          </table:table-cell>
          <table:table-cell/>
          <table:table-cell table:style-name="ce1" office:value-type="float" office:value="2.384775714">
            <text:p>2.384775714</text:p>
          </table:table-cell>
          <table:table-cell office:value-type="float" office:value="2.499013701">
            <text:p>2.499013701</text:p>
          </table:table-cell>
          <table:table-cell table:style-name="ce2" table:formula="of:=IF([.G70]&gt;[.H70];[.G70]/[.H70];[.H70]/[.G70])-1" office:value-type="percentage" office:value="0.047903031857192">
            <text:p>4.79%</text:p>
          </table:table-cell>
        </table:table-row>
        <table:table-row table:style-name="ro1">
          <table:table-cell office:value-type="string">
            <text:p>micro-benchmarks/bm_open_many_files.rb</text:p>
          </table:table-cell>
          <table:table-cell office:value-type="float" office:value="50000">
            <text:p>50000</text:p>
          </table:table-cell>
          <table:table-cell table:style-name="ce1" office:value-type="float" office:value="0.210718">
            <text:p>0.210718</text:p>
          </table:table-cell>
          <table:table-cell office:value-type="float" office:value="0.355693">
            <text:p>0.355693</text:p>
          </table:table-cell>
          <table:table-cell table:formula="of:=IF([.C71]&gt;[.D71];[.C71]/[.D71];[.D71]/[.C71])-1" office:value-type="percentage" office:value="0.688004821609924">
            <text:p>68.80%</text:p>
          </table:table-cell>
          <table:table-cell/>
          <table:table-cell table:style-name="ce1" office:value-type="float" office:value="0.244547386">
            <text:p>0.244547386</text:p>
          </table:table-cell>
          <table:table-cell office:value-type="float" office:value="0.433393071">
            <text:p>0.433393071</text:p>
          </table:table-cell>
          <table:table-cell table:style-name="ce2" table:formula="of:=IF([.G71]&gt;[.H71];[.G71]/[.H71];[.H71]/[.G71])-1" office:value-type="percentage" office:value="0.772225326505841">
            <text:p>77.22%</text:p>
          </table:table-cell>
        </table:table-row>
        <table:table-row table:style-name="ro1">
          <table:table-cell office:value-type="string">
            <text:p>micro-benchmarks/bm_partial_sums.rb</text:p>
          </table:table-cell>
          <table:table-cell office:value-type="float" office:value="2500000">
            <text:p>2500000</text:p>
          </table:table-cell>
          <table:table-cell table:style-name="ce1" office:value-type="float" office:value="18.002945">
            <text:p>18.002945</text:p>
          </table:table-cell>
          <table:table-cell office:value-type="float" office:value="19.447182">
            <text:p>19.447182</text:p>
          </table:table-cell>
          <table:table-cell table:formula="of:=IF([.C72]&gt;[.D72];[.C72]/[.D72];[.D72]/[.C72])-1" office:value-type="percentage" office:value="0.0802222636351997">
            <text:p>8.02%</text:p>
          </table:table-cell>
          <table:table-cell/>
          <table:table-cell table:style-name="ce1" office:value-type="float" office:value="14.39632729">
            <text:p>14.39632729</text:p>
          </table:table-cell>
          <table:table-cell office:value-type="float" office:value="16.61144084">
            <text:p>16.61144084</text:p>
          </table:table-cell>
          <table:table-cell table:style-name="ce2" table:formula="of:=IF([.G72]&gt;[.H72];[.G72]/[.H72];[.H72]/[.G72])-1" office:value-type="percentage" office:value="0.153866573423811">
            <text:p>15.39%</text:p>
          </table:table-cell>
        </table:table-row>
        <table:table-row table:style-name="ro1">
          <table:table-cell office:value-type="string">
            <text:p>micro-benchmarks/bm_primes.rb</text:p>
          </table:table-cell>
          <table:table-cell office:value-type="float" office:value="3000">
            <text:p>3000</text:p>
          </table:table-cell>
          <table:table-cell table:style-name="ce1" office:value-type="float" office:value="5.057209">
            <text:p>5.057209</text:p>
          </table:table-cell>
          <table:table-cell office:value-type="float" office:value="7.247317">
            <text:p>7.247317</text:p>
          </table:table-cell>
          <table:table-cell table:formula="of:=IF([.C73]&gt;[.D73];[.C73]/[.D73];[.D73]/[.C73])-1" office:value-type="percentage" office:value="0.433066539270969">
            <text:p>43.31%</text:p>
          </table:table-cell>
          <table:table-cell/>
          <table:table-cell table:style-name="ce1" office:value-type="float" office:value="0.011626733">
            <text:p>0.011626733</text:p>
          </table:table-cell>
          <table:table-cell office:value-type="float" office:value="0.012709157">
            <text:p>0.012709157</text:p>
          </table:table-cell>
          <table:table-cell table:style-name="ce2" table:formula="of:=IF([.G73]&gt;[.H73];[.G73]/[.H73];[.H73]/[.G73])-1" office:value-type="percentage" office:value="0.0930978633464792">
            <text:p>9.31%</text:p>
          </table:table-cell>
        </table:table-row>
        <table:table-row table:style-name="ro1">
          <table:table-cell office:value-type="string">
            <text:p>micro-benchmarks/bm_primes.rb</text:p>
          </table:table-cell>
          <table:table-cell office:value-type="float" office:value="30000">
            <text:p>30000</text:p>
          </table:table-cell>
          <table:table-cell table:number-columns-repeated="2" office:value-type="string">
            <text:p>SignalException</text:p>
          </table:table-cell>
          <table:table-cell table:number-columns-repeated="2"/>
          <table:table-cell office:value-type="float" office:value="0.127966707">
            <text:p>0.127966707</text:p>
          </table:table-cell>
          <table:table-cell table:style-name="ce1" office:value-type="float" office:value="0.125617362">
            <text:p>0.125617362</text:p>
          </table:table-cell>
          <table:table-cell table:style-name="ce2" table:formula="of:=IF([.G74]&gt;[.H74];[.G74]/[.H74];[.H74]/[.G74])-1" office:value-type="percentage" office:value="0.0187023908367061">
            <text:p>1.87%</text:p>
          </table:table-cell>
        </table:table-row>
        <table:table-row table:style-name="ro1">
          <table:table-cell office:value-type="string">
            <text:p>micro-benchmarks/bm_primes.rb</text:p>
          </table:table-cell>
          <table:table-cell office:value-type="float" office:value="300000">
            <text:p>300000</text:p>
          </table:table-cell>
          <table:table-cell table:number-columns-repeated="2" office:value-type="string">
            <text:p>SignalException</text:p>
          </table:table-cell>
          <table:table-cell table:number-columns-repeated="2"/>
          <table:table-cell office:value-type="float" office:value="1.403646535">
            <text:p>1.403646535</text:p>
          </table:table-cell>
          <table:table-cell table:style-name="ce1" office:value-type="float" office:value="1.366603018">
            <text:p>1.366603018</text:p>
          </table:table-cell>
          <table:table-cell table:style-name="ce2" table:formula="of:=IF([.G75]&gt;[.H75];[.G75]/[.H75];[.H75]/[.G75])-1" office:value-type="percentage" office:value="0.0271062748377453">
            <text:p>2.71%</text:p>
          </table:table-cell>
        </table:table-row>
        <table:table-row table:style-name="ro1">
          <table:table-cell office:value-type="string">
            <text:p>micro-benchmarks/bm_primes.rb</text:p>
          </table:table-cell>
          <table:table-cell office:value-type="float" office:value="3000000">
            <text:p>3000000</text:p>
          </table:table-cell>
          <table:table-cell table:number-columns-repeated="2" office:value-type="string">
            <text:p>SignalException</text:p>
          </table:table-cell>
          <table:table-cell table:number-columns-repeated="2"/>
          <table:table-cell office:value-type="float" office:value="17.760902944">
            <text:p>17.760902944</text:p>
          </table:table-cell>
          <table:table-cell table:style-name="ce1" office:value-type="float" office:value="17.543893707">
            <text:p>17.543893707</text:p>
          </table:table-cell>
          <table:table-cell table:style-name="ce2" table:formula="of:=IF([.G76]&gt;[.H76];[.G76]/[.H76];[.H76]/[.G76])-1" office:value-type="percentage" office:value="0.0123695024960973">
            <text:p>1.24%</text:p>
          </table:table-cell>
        </table:table-row>
        <table:table-row table:style-name="ro1">
          <table:table-cell office:value-type="string">
            <text:p>micro-benchmarks/bm_quicksort.rb</text:p>
          </table:table-cell>
          <table:table-cell office:value-type="float" office:value="1">
            <text:p>1</text:p>
          </table:table-cell>
          <table:table-cell table:style-name="ce1" office:value-type="float" office:value="7.115884">
            <text:p>7.115884</text:p>
          </table:table-cell>
          <table:table-cell office:value-type="float" office:value="13.708659">
            <text:p>13.708659</text:p>
          </table:table-cell>
          <table:table-cell table:formula="of:=IF([.C77]&gt;[.D77];[.C77]/[.D77];[.D77]/[.C77])-1" office:value-type="percentage" office:value="0.926487137789205">
            <text:p>92.65%</text:p>
          </table:table-cell>
          <table:table-cell/>
          <table:table-cell table:style-name="ce1" office:value-type="float" office:value="1.431795365">
            <text:p>1.431795365</text:p>
          </table:table-cell>
          <table:table-cell office:value-type="float" office:value="1.500622844">
            <text:p>1.500622844</text:p>
          </table:table-cell>
          <table:table-cell table:style-name="ce2" table:formula="of:=IF([.G77]&gt;[.H77];[.G77]/[.H77];[.H77]/[.G77])-1" office:value-type="percentage" office:value="0.0480707513674623">
            <text:p>4.81%</text:p>
          </table:table-cell>
        </table:table-row>
        <table:table-row table:style-name="ro1">
          <table:table-cell office:value-type="string">
            <text:p>micro-benchmarks/bm_read_large.rb</text:p>
          </table:table-cell>
          <table:table-cell office:value-type="float" office:value="100">
            <text:p>100</text:p>
          </table:table-cell>
          <table:table-cell table:style-name="ce1" office:value-type="float" office:value="6.337385">
            <text:p>6.337385</text:p>
          </table:table-cell>
          <table:table-cell office:value-type="float" office:value="11.704675">
            <text:p>11.704675</text:p>
          </table:table-cell>
          <table:table-cell table:formula="of:=IF([.C78]&gt;[.D78];[.C78]/[.D78];[.D78]/[.C78])-1" office:value-type="percentage" office:value="0.846925032959178">
            <text:p>84.69%</text:p>
          </table:table-cell>
          <table:table-cell/>
          <table:table-cell table:style-name="ce1" office:value-type="float" office:value="2.440755058">
            <text:p>2.440755058</text:p>
          </table:table-cell>
          <table:table-cell office:value-type="float" office:value="2.880738753">
            <text:p>2.880738753</text:p>
          </table:table-cell>
          <table:table-cell table:style-name="ce2" table:formula="of:=IF([.G78]&gt;[.H78];[.G78]/[.H78];[.H78]/[.G78])-1" office:value-type="percentage" office:value="0.180265403346344">
            <text:p>18.03%</text:p>
          </table:table-cell>
        </table:table-row>
        <table:table-row table:style-name="ro1">
          <table:table-cell office:value-type="string">
            <text:p>micro-benchmarks/bm_regex_dna.rb</text:p>
          </table:table-cell>
          <table:table-cell office:value-type="float" office:value="20">
            <text:p>20</text:p>
          </table:table-cell>
          <table:table-cell table:style-name="ce1" office:value-type="float" office:value="2.643803">
            <text:p>2.643803</text:p>
          </table:table-cell>
          <table:table-cell office:value-type="float" office:value="3.843158">
            <text:p>3.843158</text:p>
          </table:table-cell>
          <table:table-cell table:formula="of:=IF([.C79]&gt;[.D79];[.C79]/[.D79];[.D79]/[.C79])-1" office:value-type="percentage" office:value="0.453647643186728">
            <text:p>45.36%</text:p>
          </table:table-cell>
          <table:table-cell/>
          <table:table-cell office:value-type="float" office:value="2.796657064">
            <text:p>2.796657064</text:p>
          </table:table-cell>
          <table:table-cell table:style-name="ce1" office:value-type="float" office:value="2.75980802">
            <text:p>2.75980802</text:p>
          </table:table-cell>
          <table:table-cell table:style-name="ce2" table:formula="of:=IF([.G79]&gt;[.H79];[.G79]/[.H79];[.H79]/[.G79])-1" office:value-type="percentage" office:value="0.0133520316387805">
            <text:p>1.34%</text:p>
          </table:table-cell>
        </table:table-row>
        <table:table-row table:style-name="ro1">
          <table:table-cell office:value-type="string">
            <text:p>micro-benchmarks/bm_reverse_compliment.rb</text:p>
          </table:table-cell>
          <table:table-cell office:value-type="float" office:value="1">
            <text:p>1</text:p>
          </table:table-cell>
          <table:table-cell table:style-name="ce1" office:value-type="float" office:value="3.702171">
            <text:p>3.702171</text:p>
          </table:table-cell>
          <table:table-cell office:value-type="float" office:value="5.342843">
            <text:p>5.342843</text:p>
          </table:table-cell>
          <table:table-cell table:formula="of:=IF([.C80]&gt;[.D80];[.C80]/[.D80];[.D80]/[.C80])-1" office:value-type="percentage" office:value="0.443164834903628">
            <text:p>44.32%</text:p>
          </table:table-cell>
          <table:table-cell/>
          <table:table-cell table:style-name="ce1" office:value-type="float" office:value="2.781932023">
            <text:p>2.781932023</text:p>
          </table:table-cell>
          <table:table-cell office:value-type="float" office:value="3.344403828">
            <text:p>3.344403828</text:p>
          </table:table-cell>
          <table:table-cell table:style-name="ce2" table:formula="of:=IF([.G80]&gt;[.H80];[.G80]/[.H80];[.H80]/[.G80])-1" office:value-type="percentage" office:value="0.20218747271669">
            <text:p>20.22%</text:p>
          </table:table-cell>
        </table:table-row>
        <table:table-row table:style-name="ro1">
          <table:table-cell office:value-type="string">
            <text:p>micro-benchmarks/bm_simple_connect.rb</text:p>
          </table:table-cell>
          <table:table-cell office:value-type="float" office:value="1">
            <text:p>1</text:p>
          </table:table-cell>
          <table:table-cell office:value-type="float" office:value="0.134184">
            <text:p>0.134184</text:p>
          </table:table-cell>
          <table:table-cell office:value-type="string">
            <text:p>SocketError</text:p>
          </table:table-cell>
          <table:table-cell table:number-columns-repeated="2"/>
          <table:table-cell office:value-type="float" office:value="0.215799293">
            <text:p>0.215799293</text:p>
          </table:table-cell>
          <table:table-cell office:value-type="string">
            <text:p>SocketError</text:p>
          </table:table-cell>
          <table:table-cell table:style-name="ce2"/>
        </table:table-row>
        <table:table-row table:style-name="ro1">
          <table:table-cell office:value-type="string">
            <text:p>micro-benchmarks/bm_simple_connect.rb</text:p>
          </table:table-cell>
          <table:table-cell office:value-type="float" office:value="100">
            <text:p>100</text:p>
          </table:table-cell>
          <table:table-cell office:value-type="float" office:value="0.142662">
            <text:p>0.142662</text:p>
          </table:table-cell>
          <table:table-cell office:value-type="string">
            <text:p>SocketError</text:p>
          </table:table-cell>
          <table:table-cell table:number-columns-repeated="2"/>
          <table:table-cell office:value-type="float" office:value="0.143231417">
            <text:p>0.143231417</text:p>
          </table:table-cell>
          <table:table-cell office:value-type="string">
            <text:p>SocketError</text:p>
          </table:table-cell>
          <table:table-cell table:style-name="ce2"/>
        </table:table-row>
        <table:table-row table:style-name="ro1">
          <table:table-cell office:value-type="string">
            <text:p>micro-benchmarks/bm_simple_connect.rb</text:p>
          </table:table-cell>
          <table:table-cell office:value-type="float" office:value="500">
            <text:p>500</text:p>
          </table:table-cell>
          <table:table-cell office:value-type="float" office:value="0.174625">
            <text:p>0.174625</text:p>
          </table:table-cell>
          <table:table-cell office:value-type="string">
            <text:p>SocketError</text:p>
          </table:table-cell>
          <table:table-cell table:number-columns-repeated="2"/>
          <table:table-cell office:value-type="float" office:value="0.173377778">
            <text:p>0.173377778</text:p>
          </table:table-cell>
          <table:table-cell office:value-type="string">
            <text:p>SocketError</text:p>
          </table:table-cell>
          <table:table-cell table:style-name="ce2"/>
        </table:table-row>
        <table:table-row table:style-name="ro1">
          <table:table-cell office:value-type="string">
            <text:p>micro-benchmarks/bm_simple_server.rb</text:p>
          </table:table-cell>
          <table:table-cell office:value-type="float" office:value="1">
            <text:p>1</text:p>
          </table:table-cell>
          <table:table-cell office:value-type="float" office:value="0.134313">
            <text:p>0.134313</text:p>
          </table:table-cell>
          <table:table-cell office:value-type="string">
            <text:p>SocketError</text:p>
          </table:table-cell>
          <table:table-cell table:number-columns-repeated="2"/>
          <table:table-cell office:value-type="float" office:value="0.138368098">
            <text:p>0.138368098</text:p>
          </table:table-cell>
          <table:table-cell office:value-type="string">
            <text:p>SocketError</text:p>
          </table:table-cell>
          <table:table-cell table:style-name="ce2"/>
        </table:table-row>
        <table:table-row table:style-name="ro1">
          <table:table-cell office:value-type="string">
            <text:p>micro-benchmarks/bm_simple_server.rb</text:p>
          </table:table-cell>
          <table:table-cell office:value-type="float" office:value="100">
            <text:p>100</text:p>
          </table:table-cell>
          <table:table-cell office:value-type="float" office:value="0.135681">
            <text:p>0.135681</text:p>
          </table:table-cell>
          <table:table-cell office:value-type="string">
            <text:p>SocketError</text:p>
          </table:table-cell>
          <table:table-cell table:number-columns-repeated="2"/>
          <table:table-cell office:value-type="float" office:value="0.138238971">
            <text:p>0.138238971</text:p>
          </table:table-cell>
          <table:table-cell office:value-type="string">
            <text:p>SocketError</text:p>
          </table:table-cell>
          <table:table-cell table:style-name="ce2"/>
        </table:table-row>
        <table:table-row table:style-name="ro1">
          <table:table-cell office:value-type="string">
            <text:p>micro-benchmarks/bm_simple_server.rb</text:p>
          </table:table-cell>
          <table:table-cell office:value-type="float" office:value="100000">
            <text:p>100000</text:p>
          </table:table-cell>
          <table:table-cell office:value-type="float" office:value="1.426654">
            <text:p>1.426654</text:p>
          </table:table-cell>
          <table:table-cell office:value-type="string">
            <text:p>SocketError</text:p>
          </table:table-cell>
          <table:table-cell table:number-columns-repeated="2"/>
          <table:table-cell office:value-type="float" office:value="1.41079487">
            <text:p>1.41079487</text:p>
          </table:table-cell>
          <table:table-cell office:value-type="string">
            <text:p>SocketError</text:p>
          </table:table-cell>
          <table:table-cell table:style-name="ce2"/>
        </table:table-row>
        <table:table-row table:style-name="ro1">
          <table:table-cell office:value-type="string">
            <text:p>micro-benchmarks/bm_so_ackermann.rb</text:p>
          </table:table-cell>
          <table:table-cell office:value-type="float" office:value="7">
            <text:p>7</text:p>
          </table:table-cell>
          <table:table-cell office:value-type="float" office:value="0.494034">
            <text:p>0.494034</text:p>
          </table:table-cell>
          <table:table-cell office:value-type="string">
            <text:p>SystemStackError</text:p>
          </table:table-cell>
          <table:table-cell table:number-columns-repeated="2"/>
          <table:table-cell office:value-type="float" office:value="0.059196871">
            <text:p>0.059196871</text:p>
          </table:table-cell>
          <table:table-cell table:style-name="ce1" office:value-type="float" office:value="0.056390407">
            <text:p>0.056390407</text:p>
          </table:table-cell>
          <table:table-cell table:style-name="ce2" table:formula="of:=IF([.G87]&gt;[.H87];[.G87]/[.H87];[.H87]/[.G87])-1" office:value-type="percentage" office:value="0.0497684650511567">
            <text:p>4.98%</text:p>
          </table:table-cell>
        </table:table-row>
        <table:table-row table:style-name="ro1">
          <table:table-cell office:value-type="string">
            <text:p>micro-benchmarks/bm_so_ackermann.rb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SystemStackError</text:p>
          </table:table-cell>
          <table:table-cell table:number-columns-repeated="2"/>
          <table:table-cell office:value-type="float" office:value="0.956745525">
            <text:p>0.956745525</text:p>
          </table:table-cell>
          <table:table-cell table:style-name="ce1" office:value-type="float" office:value="0.909131468">
            <text:p>0.909131468</text:p>
          </table:table-cell>
          <table:table-cell table:style-name="ce2" table:formula="of:=IF([.G88]&gt;[.H88];[.G88]/[.H88];[.H88]/[.G88])-1" office:value-type="percentage" office:value="0.0523731260834543">
            <text:p>5.24%</text:p>
          </table:table-cell>
        </table:table-row>
        <table:table-row table:style-name="ro1">
          <table:table-cell office:value-type="string">
            <text:p>micro-benchmarks/bm_so_array.rb</text:p>
          </table:table-cell>
          <table:table-cell office:value-type="float" office:value="9000">
            <text:p>9000</text:p>
          </table:table-cell>
          <table:table-cell table:style-name="ce1" office:value-type="float" office:value="6.867184">
            <text:p>6.867184</text:p>
          </table:table-cell>
          <table:table-cell office:value-type="float" office:value="11.424988">
            <text:p>11.424988</text:p>
          </table:table-cell>
          <table:table-cell table:formula="of:=IF([.C89]&gt;[.D89];[.C89]/[.D89];[.D89]/[.C89])-1" office:value-type="percentage" office:value="0.663707860456339">
            <text:p>66.37%</text:p>
          </table:table-cell>
          <table:table-cell/>
          <table:table-cell table:style-name="ce1" office:value-type="float" office:value="1.938462914">
            <text:p>1.938462914</text:p>
          </table:table-cell>
          <table:table-cell office:value-type="float" office:value="2.056913658">
            <text:p>2.056913658</text:p>
          </table:table-cell>
          <table:table-cell table:style-name="ce2" table:formula="of:=IF([.G89]&gt;[.H89];[.G89]/[.H89];[.H89]/[.G89])-1" office:value-type="percentage" office:value="0.0611054991790263">
            <text:p>6.11%</text:p>
          </table:table-cell>
        </table:table-row>
        <table:table-row table:style-name="ro1">
          <table:table-cell office:value-type="string">
            <text:p>micro-benchmarks/bm_so_count_words.rb</text:p>
          </table:table-cell>
          <table:table-cell office:value-type="float" office:value="100">
            <text:p>100</text:p>
          </table:table-cell>
          <table:table-cell table:style-name="ce1" office:value-type="float" office:value="2.408459">
            <text:p>2.408459</text:p>
          </table:table-cell>
          <table:table-cell office:value-type="float" office:value="2.454913">
            <text:p>2.454913</text:p>
          </table:table-cell>
          <table:table-cell table:formula="of:=IF([.C90]&gt;[.D90];[.C90]/[.D90];[.D90]/[.C90])-1" office:value-type="percentage" office:value="0.0192878516927213">
            <text:p>1.93%</text:p>
          </table:table-cell>
          <table:table-cell/>
          <table:table-cell table:style-name="ce1" office:value-type="float" office:value="2.830516224">
            <text:p>2.830516224</text:p>
          </table:table-cell>
          <table:table-cell office:value-type="float" office:value="3.452676807">
            <text:p>3.452676807</text:p>
          </table:table-cell>
          <table:table-cell table:style-name="ce2" table:formula="of:=IF([.G90]&gt;[.H90];[.G90]/[.H90];[.H90]/[.G90])-1" office:value-type="percentage" office:value="0.219804634124577">
            <text:p>21.98%</text:p>
          </table:table-cell>
        </table:table-row>
        <table:table-row table:style-name="ro1">
          <table:table-cell office:value-type="string">
            <text:p>micro-benchmarks/bm_so_exception.rb</text:p>
          </table:table-cell>
          <table:table-cell office:value-type="float" office:value="500000">
            <text:p>500000</text:p>
          </table:table-cell>
          <table:table-cell table:style-name="ce1" office:value-type="float" office:value="8.009305">
            <text:p>8.009305</text:p>
          </table:table-cell>
          <table:table-cell office:value-type="float" office:value="10.814997">
            <text:p>10.814997</text:p>
          </table:table-cell>
          <table:table-cell table:formula="of:=IF([.C91]&gt;[.D91];[.C91]/[.D91];[.D91]/[.C91])-1" office:value-type="percentage" office:value="0.350304052598821">
            <text:p>35.03%</text:p>
          </table:table-cell>
          <table:table-cell/>
          <table:table-cell table:style-name="ce1" office:value-type="float" office:value="8.324358954">
            <text:p>8.324358954</text:p>
          </table:table-cell>
          <table:table-cell office:value-type="float" office:value="9.017697501">
            <text:p>9.017697501</text:p>
          </table:table-cell>
          <table:table-cell table:style-name="ce2" table:formula="of:=IF([.G91]&gt;[.H91];[.G91]/[.H91];[.H91]/[.G91])-1" office:value-type="percentage" office:value="0.0832903231145312">
            <text:p>8.33%</text:p>
          </table:table-cell>
        </table:table-row>
        <table:table-row table:style-name="ro1">
          <table:table-cell office:value-type="string">
            <text:p>micro-benchmarks/bm_so_lists.rb</text:p>
          </table:table-cell>
          <table:table-cell office:value-type="float" office:value="1000">
            <text:p>1000</text:p>
          </table:table-cell>
          <table:table-cell table:style-name="ce1" office:value-type="float" office:value="8.648679">
            <text:p>8.648679</text:p>
          </table:table-cell>
          <table:table-cell office:value-type="float" office:value="11.233432">
            <text:p>11.233432</text:p>
          </table:table-cell>
          <table:table-cell table:formula="of:=IF([.C92]&gt;[.D92];[.C92]/[.D92];[.D92]/[.C92])-1" office:value-type="percentage" office:value="0.298861016809619">
            <text:p>29.89%</text:p>
          </table:table-cell>
          <table:table-cell/>
          <table:table-cell table:style-name="ce1" office:value-type="float" office:value="4.4833277">
            <text:p>4.4833277</text:p>
          </table:table-cell>
          <table:table-cell office:value-type="float" office:value="4.875990664">
            <text:p>4.875990664</text:p>
          </table:table-cell>
          <table:table-cell table:style-name="ce2" table:formula="of:=IF([.G92]&gt;[.H92];[.G92]/[.H92];[.H92]/[.G92])-1" office:value-type="percentage" office:value="0.0875829272975071">
            <text:p>8.76%</text:p>
          </table:table-cell>
        </table:table-row>
        <table:table-row table:style-name="ro1">
          <table:table-cell office:value-type="string">
            <text:p>micro-benchmarks/bm_so_lists_small.rb</text:p>
          </table:table-cell>
          <table:table-cell office:value-type="float" office:value="1000">
            <text:p>1000</text:p>
          </table:table-cell>
          <table:table-cell table:style-name="ce1" office:value-type="float" office:value="1.740849">
            <text:p>1.740849</text:p>
          </table:table-cell>
          <table:table-cell office:value-type="float" office:value="2.263669">
            <text:p>2.263669</text:p>
          </table:table-cell>
          <table:table-cell table:formula="of:=IF([.C93]&gt;[.D93];[.C93]/[.D93];[.D93]/[.C93])-1" office:value-type="percentage" office:value="0.300324726613279">
            <text:p>30.03%</text:p>
          </table:table-cell>
          <table:table-cell/>
          <table:table-cell table:style-name="ce1" office:value-type="float" office:value="0.905298747">
            <text:p>0.905298747</text:p>
          </table:table-cell>
          <table:table-cell office:value-type="float" office:value="0.984811198">
            <text:p>0.984811198</text:p>
          </table:table-cell>
          <table:table-cell table:style-name="ce2" table:formula="of:=IF([.G93]&gt;[.H93];[.G93]/[.H93];[.H93]/[.G93])-1" office:value-type="percentage" office:value="0.0878300685420037">
            <text:p>8.78%</text:p>
          </table:table-cell>
        </table:table-row>
        <table:table-row table:style-name="ro1">
          <table:table-cell office:value-type="string">
            <text:p>micro-benchmarks/bm_so_matrix.rb</text:p>
          </table:table-cell>
          <table:table-cell office:value-type="float" office:value="60">
            <text:p>60</text:p>
          </table:table-cell>
          <table:table-cell table:style-name="ce1" office:value-type="float" office:value="1.923531">
            <text:p>1.923531</text:p>
          </table:table-cell>
          <table:table-cell office:value-type="float" office:value="2.821009">
            <text:p>2.821009</text:p>
          </table:table-cell>
          <table:table-cell table:formula="of:=IF([.C94]&gt;[.D94];[.C94]/[.D94];[.D94]/[.C94])-1" office:value-type="percentage" office:value="0.466578391510197">
            <text:p>46.66%</text:p>
          </table:table-cell>
          <table:table-cell/>
          <table:table-cell office:value-type="float" office:value="0.592217192">
            <text:p>0.592217192</text:p>
          </table:table-cell>
          <table:table-cell table:style-name="ce1" office:value-type="float" office:value="0.553732108">
            <text:p>0.553732108</text:p>
          </table:table-cell>
          <table:table-cell table:style-name="ce2" table:formula="of:=IF([.G94]&gt;[.H94];[.G94]/[.H94];[.H94]/[.G94])-1" office:value-type="percentage" office:value="0.0695012686531804">
            <text:p>6.95%</text:p>
          </table:table-cell>
        </table:table-row>
        <table:table-row table:style-name="ro1">
          <table:table-cell office:value-type="string">
            <text:p>micro-benchmarks/bm_so_object.rb</text:p>
          </table:table-cell>
          <table:table-cell office:value-type="float" office:value="500000">
            <text:p>500000</text:p>
          </table:table-cell>
          <table:table-cell table:style-name="ce1" office:value-type="float" office:value="1.423587">
            <text:p>1.423587</text:p>
          </table:table-cell>
          <table:table-cell office:value-type="float" office:value="2.054304">
            <text:p>2.054304</text:p>
          </table:table-cell>
          <table:table-cell table:formula="of:=IF([.C95]&gt;[.D95];[.C95]/[.D95];[.D95]/[.C95])-1" office:value-type="percentage" office:value="0.443047737862175">
            <text:p>44.30%</text:p>
          </table:table-cell>
          <table:table-cell/>
          <table:table-cell table:style-name="ce1" office:value-type="float" office:value="0.413309143">
            <text:p>0.413309143</text:p>
          </table:table-cell>
          <table:table-cell office:value-type="float" office:value="0.430981871">
            <text:p>0.430981871</text:p>
          </table:table-cell>
          <table:table-cell table:style-name="ce2" table:formula="of:=IF([.G95]&gt;[.H95];[.G95]/[.H95];[.H95]/[.G95])-1" office:value-type="percentage" office:value="0.0427591024764724">
            <text:p>4.28%</text:p>
          </table:table-cell>
        </table:table-row>
        <table:table-row table:style-name="ro1">
          <table:table-cell office:value-type="string">
            <text:p>micro-benchmarks/bm_so_object.rb</text:p>
          </table:table-cell>
          <table:table-cell office:value-type="float" office:value="1000000">
            <text:p>1000000</text:p>
          </table:table-cell>
          <table:table-cell table:style-name="ce1" office:value-type="float" office:value="2.82471">
            <text:p>2.82471</text:p>
          </table:table-cell>
          <table:table-cell office:value-type="float" office:value="4.104485">
            <text:p>4.104485</text:p>
          </table:table-cell>
          <table:table-cell table:formula="of:=IF([.C96]&gt;[.D96];[.C96]/[.D96];[.D96]/[.C96])-1" office:value-type="percentage" office:value="0.453064208361212">
            <text:p>45.31%</text:p>
          </table:table-cell>
          <table:table-cell/>
          <table:table-cell table:style-name="ce1" office:value-type="float" office:value="0.816686919">
            <text:p>0.816686919</text:p>
          </table:table-cell>
          <table:table-cell office:value-type="float" office:value="0.861773494">
            <text:p>0.861773494</text:p>
          </table:table-cell>
          <table:table-cell table:style-name="ce2" table:formula="of:=IF([.G96]&gt;[.H96];[.G96]/[.H96];[.H96]/[.G96])-1" office:value-type="percentage" office:value="0.0552066819622956">
            <text:p>5.52%</text:p>
          </table:table-cell>
        </table:table-row>
        <table:table-row table:style-name="ro1">
          <table:table-cell office:value-type="string">
            <text:p>micro-benchmarks/bm_so_object.rb</text:p>
          </table:table-cell>
          <table:table-cell office:value-type="float" office:value="1500000">
            <text:p>1500000</text:p>
          </table:table-cell>
          <table:table-cell table:style-name="ce1" office:value-type="float" office:value="4.264544">
            <text:p>4.264544</text:p>
          </table:table-cell>
          <table:table-cell office:value-type="float" office:value="6.164755">
            <text:p>6.164755</text:p>
          </table:table-cell>
          <table:table-cell table:formula="of:=IF([.C97]&gt;[.D97];[.C97]/[.D97];[.D97]/[.C97])-1" office:value-type="percentage" office:value="0.445583630981413">
            <text:p>44.56%</text:p>
          </table:table-cell>
          <table:table-cell/>
          <table:table-cell table:style-name="ce1" office:value-type="float" office:value="1.224430475">
            <text:p>1.224430475</text:p>
          </table:table-cell>
          <table:table-cell office:value-type="float" office:value="1.293844888">
            <text:p>1.293844888</text:p>
          </table:table-cell>
          <table:table-cell table:style-name="ce2" table:formula="of:=IF([.G97]&gt;[.H97];[.G97]/[.H97];[.H97]/[.G97])-1" office:value-type="percentage" office:value="0.0566911837113495">
            <text:p>5.67%</text:p>
          </table:table-cell>
        </table:table-row>
        <table:table-row table:style-name="ro1">
          <table:table-cell office:value-type="string">
            <text:p>micro-benchmarks/bm_so_sieve.rb</text:p>
          </table:table-cell>
          <table:table-cell office:value-type="float" office:value="4000">
            <text:p>4000</text:p>
          </table:table-cell>
          <table:table-cell table:style-name="ce1" office:value-type="float" office:value="54.783672">
            <text:p>54.783672</text:p>
          </table:table-cell>
          <table:table-cell office:value-type="float" office:value="58.610652">
            <text:p>58.610652</text:p>
          </table:table-cell>
          <table:table-cell table:formula="of:=IF([.C98]&gt;[.D98];[.C98]/[.D98];[.D98]/[.C98])-1" office:value-type="percentage" office:value="0.0698562155526925">
            <text:p>6.99%</text:p>
          </table:table-cell>
          <table:table-cell/>
          <table:table-cell table:style-name="ce1" office:value-type="float" office:value="8.650385164">
            <text:p>8.650385164</text:p>
          </table:table-cell>
          <table:table-cell office:value-type="float" office:value="9.031403712">
            <text:p>9.031403712</text:p>
          </table:table-cell>
          <table:table-cell table:style-name="ce2" table:formula="of:=IF([.G98]&gt;[.H98];[.G98]/[.H98];[.H98]/[.G98])-1" office:value-type="percentage" office:value="0.0440464257690711">
            <text:p>4.40%</text:p>
          </table:table-cell>
        </table:table-row>
        <table:table-row table:style-name="ro1">
          <table:table-cell office:value-type="string">
            <text:p>micro-benchmarks/bm_socket_transfer_1mb.rb</text:p>
          </table:table-cell>
          <table:table-cell office:value-type="float" office:value="10000">
            <text:p>10000</text:p>
          </table:table-cell>
          <table:table-cell office:value-type="float" office:value="0.353027">
            <text:p>0.353027</text:p>
          </table:table-cell>
          <table:table-cell office:value-type="string">
            <text:p>SocketError</text:p>
          </table:table-cell>
          <table:table-cell table:number-columns-repeated="2"/>
          <table:table-cell office:value-type="float" office:value="0.305924419">
            <text:p>0.305924419</text:p>
          </table:table-cell>
          <table:table-cell office:value-type="string">
            <text:p>SocketError</text:p>
          </table:table-cell>
          <table:table-cell table:style-name="ce2"/>
        </table:table-row>
        <table:table-row table:style-name="ro1">
          <table:table-cell office:value-type="string">
            <text:p>micro-benchmarks/bm_socket_transfer_1mb.rb</text:p>
          </table:table-cell>
          <table:table-cell office:value-type="float" office:value="1000000">
            <text:p>1000000</text:p>
          </table:table-cell>
          <table:table-cell office:value-type="float" office:value="0.35639">
            <text:p>0.35639</text:p>
          </table:table-cell>
          <table:table-cell office:value-type="string">
            <text:p>SocketError</text:p>
          </table:table-cell>
          <table:table-cell table:number-columns-repeated="2"/>
          <table:table-cell office:value-type="float" office:value="0.3038828">
            <text:p>0.3038828</text:p>
          </table:table-cell>
          <table:table-cell office:value-type="string">
            <text:p>SocketError</text:p>
          </table:table-cell>
          <table:table-cell table:style-name="ce2"/>
        </table:table-row>
        <table:table-row table:style-name="ro1">
          <table:table-cell office:value-type="string">
            <text:p>micro-benchmarks/bm_spectral_norm.rb</text:p>
          </table:table-cell>
          <table:table-cell office:value-type="float" office:value="100">
            <text:p>100</text:p>
          </table:table-cell>
          <table:table-cell table:style-name="ce1" office:value-type="float" office:value="0.931999">
            <text:p>0.931999</text:p>
          </table:table-cell>
          <table:table-cell office:value-type="float" office:value="1.43275">
            <text:p>1.43275</text:p>
          </table:table-cell>
          <table:table-cell table:formula="of:=IF([.C101]&gt;[.D101];[.C101]/[.D101];[.D101]/[.C101])-1" office:value-type="percentage" office:value="0.537287057174954">
            <text:p>53.73%</text:p>
          </table:table-cell>
          <table:table-cell/>
          <table:table-cell office:value-type="float" office:value="0.232668507">
            <text:p>0.232668507</text:p>
          </table:table-cell>
          <table:table-cell table:style-name="ce1" office:value-type="float" office:value="0.230369781">
            <text:p>0.230369781</text:p>
          </table:table-cell>
          <table:table-cell table:style-name="ce2" table:formula="of:=IF([.G101]&gt;[.H101];[.G101]/[.H101];[.H101]/[.G101])-1" office:value-type="percentage" office:value="0.0099784181328888">
            <text:p>1.00%</text:p>
          </table:table-cell>
        </table:table-row>
        <table:table-row table:style-name="ro1">
          <table:table-cell office:value-type="string">
            <text:p>micro-benchmarks/bm_string_concat.rb</text:p>
          </table:table-cell>
          <table:table-cell office:value-type="float" office:value="10000000">
            <text:p>10000000</text:p>
          </table:table-cell>
          <table:table-cell table:style-name="ce1" office:value-type="float" office:value="5.655397">
            <text:p>5.655397</text:p>
          </table:table-cell>
          <table:table-cell office:value-type="float" office:value="12.219402">
            <text:p>12.219402</text:p>
          </table:table-cell>
          <table:table-cell table:formula="of:=IF([.C102]&gt;[.D102];[.C102]/[.D102];[.D102]/[.C102])-1" office:value-type="percentage" office:value="1.16066210736399">
            <text:p>116.07%</text:p>
          </table:table-cell>
          <table:table-cell/>
          <table:table-cell table:style-name="ce1" office:value-type="float" office:value="1.525251035">
            <text:p>1.525251035</text:p>
          </table:table-cell>
          <table:table-cell office:value-type="float" office:value="2.792518044">
            <text:p>2.792518044</text:p>
          </table:table-cell>
          <table:table-cell table:style-name="ce2" table:formula="of:=IF([.G102]&gt;[.H102];[.G102]/[.H102];[.H102]/[.G102])-1" office:value-type="percentage" office:value="0.830857989878368">
            <text:p>83.09%</text:p>
          </table:table-cell>
        </table:table-row>
        <table:table-row table:style-name="ro1">
          <table:table-cell office:value-type="string">
            <text:p>micro-benchmarks/bm_sum_file.rb</text:p>
          </table:table-cell>
          <table:table-cell office:value-type="float" office:value="100">
            <text:p>100</text:p>
          </table:table-cell>
          <table:table-cell table:style-name="ce1" office:value-type="float" office:value="9.919686">
            <text:p>9.919686</text:p>
          </table:table-cell>
          <table:table-cell office:value-type="float" office:value="15.563128">
            <text:p>15.563128</text:p>
          </table:table-cell>
          <table:table-cell table:formula="of:=IF([.C103]&gt;[.D103];[.C103]/[.D103];[.D103]/[.C103])-1" office:value-type="percentage" office:value="0.568913370846618">
            <text:p>56.89%</text:p>
          </table:table-cell>
          <table:table-cell/>
          <table:table-cell table:style-name="ce1" office:value-type="float" office:value="3.816732778">
            <text:p>3.816732778</text:p>
          </table:table-cell>
          <table:table-cell office:value-type="float" office:value="4.081450017">
            <text:p>4.081450017</text:p>
          </table:table-cell>
          <table:table-cell table:style-name="ce2" table:formula="of:=IF([.G103]&gt;[.H103];[.G103]/[.H103];[.H103]/[.G103])-1" office:value-type="percentage" office:value="0.0693570271740935">
            <text:p>6.94%</text:p>
          </table:table-cell>
        </table:table-row>
        <table:table-row table:style-name="ro1">
          <table:table-cell office:value-type="string">
            <text:p>micro-benchmarks/bm_word_anagrams.rb</text:p>
          </table:table-cell>
          <table:table-cell office:value-type="float" office:value="1">
            <text:p>1</text:p>
          </table:table-cell>
          <table:table-cell table:style-name="ce1" office:value-type="float" office:value="7.750172">
            <text:p>7.750172</text:p>
          </table:table-cell>
          <table:table-cell office:value-type="float" office:value="9.853375">
            <text:p>9.853375</text:p>
          </table:table-cell>
          <table:table-cell table:formula="of:=IF([.C104]&gt;[.D104];[.C104]/[.D104];[.D104]/[.C104])-1" office:value-type="percentage" office:value="0.27137500948366">
            <text:p>27.14%</text:p>
          </table:table-cell>
          <table:table-cell/>
          <table:table-cell table:style-name="ce1" office:value-type="float" office:value="3.774945711">
            <text:p>3.774945711</text:p>
          </table:table-cell>
          <table:table-cell office:value-type="float" office:value="4.05436557">
            <text:p>4.05436557</text:p>
          </table:table-cell>
          <table:table-cell table:style-name="ce2" table:formula="of:=IF([.G104]&gt;[.H104];[.G104]/[.H104];[.H104]/[.G104])-1" office:value-type="percentage" office:value="0.0740195701850188">
            <text:p>7.40%</text:p>
          </table:table-cell>
        </table:table-row>
        <table:table-row table:style-name="ro1">
          <table:table-cell office:value-type="string">
            <text:p>micro-benchmarks/bm_write_large.rb</text:p>
          </table:table-cell>
          <table:table-cell office:value-type="float" office:value="100">
            <text:p>100</text:p>
          </table:table-cell>
          <table:table-cell table:style-name="ce1" office:value-type="float" office:value="0.156602">
            <text:p>0.156602</text:p>
          </table:table-cell>
          <table:table-cell office:value-type="float" office:value="0.489325">
            <text:p>0.489325</text:p>
          </table:table-cell>
          <table:table-cell table:formula="of:=IF([.C105]&gt;[.D105];[.C105]/[.D105];[.D105]/[.C105])-1" office:value-type="percentage" office:value="2.12464080918507">
            <text:p>212.46%</text:p>
          </table:table-cell>
          <table:table-cell/>
          <table:table-cell table:style-name="ce1" office:value-type="float" office:value="0.147034072">
            <text:p>0.147034072</text:p>
          </table:table-cell>
          <table:table-cell office:value-type="float" office:value="0.469665">
            <text:p>0.469665</text:p>
          </table:table-cell>
          <table:table-cell table:style-name="ce2" table:formula="of:=IF([.G105]&gt;[.H105];[.G105]/[.H105];[.H105]/[.G105])-1" office:value-type="percentage" office:value="2.19425962711554">
            <text:p>219.43%</text:p>
          </table:table-cell>
        </table:table-row>
        <table:table-row table:style-name="ro1">
          <table:table-cell office:value-type="string">
            <text:p>rdoc/bm_rdoc_against_itself_darkfish.rb</text:p>
          </table:table-cell>
          <table:table-cell office:value-type="float" office:value="1">
            <text:p>1</text:p>
          </table:table-cell>
          <table:table-cell table:style-name="ce1" office:value-type="float" office:value="13.117877">
            <text:p>13.117877</text:p>
          </table:table-cell>
          <table:table-cell office:value-type="float" office:value="15.235633">
            <text:p>15.235633</text:p>
          </table:table-cell>
          <table:table-cell table:formula="of:=IF([.C106]&gt;[.D106];[.C106]/[.D106];[.D106]/[.C106])-1" office:value-type="percentage" office:value="0.161440452597627">
            <text:p>16.14%</text:p>
          </table:table-cell>
          <table:table-cell/>
          <table:table-cell table:style-name="ce1" office:value-type="float" office:value="6.990781775">
            <text:p>6.990781775</text:p>
          </table:table-cell>
          <table:table-cell office:value-type="float" office:value="7.561354307">
            <text:p>7.561354307</text:p>
          </table:table-cell>
          <table:table-cell table:style-name="ce2" table:formula="of:=IF([.G106]&gt;[.H106];[.G106]/[.H106];[.H106]/[.G106])-1" office:value-type="percentage" office:value="0.081617843377753">
            <text:p>8.16%</text:p>
          </table:table-cell>
        </table:table-row>
        <table:table-row table:style-name="ro1">
          <table:table-cell office:value-type="string">
            <text:p>rdoc/bm_rdoc_against_itself_ri.rb</text:p>
          </table:table-cell>
          <table:table-cell office:value-type="float" office:value="1">
            <text:p>1</text:p>
          </table:table-cell>
          <table:table-cell table:style-name="ce1" office:value-type="float" office:value="12.853789">
            <text:p>12.853789</text:p>
          </table:table-cell>
          <table:table-cell office:value-type="float" office:value="16.532748">
            <text:p>16.532748</text:p>
          </table:table-cell>
          <table:table-cell table:formula="of:=IF([.C107]&gt;[.D107];[.C107]/[.D107];[.D107]/[.C107])-1" office:value-type="percentage" office:value="0.286215916567481">
            <text:p>28.62%</text:p>
          </table:table-cell>
          <table:table-cell/>
          <table:table-cell table:style-name="ce1" office:value-type="float" office:value="5.580228997">
            <text:p>5.580228997</text:p>
          </table:table-cell>
          <table:table-cell office:value-type="float" office:value="9.177626485">
            <text:p>9.177626485</text:p>
          </table:table-cell>
          <table:table-cell table:style-name="ce2" table:formula="of:=IF([.G107]&gt;[.H107];[.G107]/[.H107];[.H107]/[.G107])-1" office:value-type="percentage" office:value="0.644668433846354">
            <text:p>64.47%</text:p>
          </table:table-cell>
        </table:table-row>
        <table:table-row table:style-name="ro1">
          <table:table-cell office:value-type="string">
            <text:p>rdoc/bm_rdoc_core_darkfish.rb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ystemExit</text:p>
          </table:table-cell>
          <table:table-cell table:number-columns-repeated="2"/>
          <table:table-cell office:value-type="string">
            <text:p>SystemExit</text:p>
          </table:table-cell>
          <table:table-cell office:value-type="float" office:value="114.611048331">
            <text:p>114.611048331</text:p>
          </table:table-cell>
          <table:table-cell table:style-name="ce2"/>
        </table:table-row>
        <table:table-row table:style-name="ro1" table:number-rows-repeated="2">
          <table:table-cell table:number-columns-repeated="8"/>
          <table:table-cell table:style-name="ce2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2:.C20];[.C22:.C24];[.C26:.C47];[.C51:.C62];[.C64:.C73];[.C77:.C80];[.C89:.C98];[.C101:.C107])" office:value-type="float" office:value="700.311184">
            <text:p>700.311184</text:p>
          </table:table-cell>
          <table:table-cell table:formula="of:=SUM([.D2:.D20];[.D22:.D24];[.D26:.D47];[.D51:.D62];[.D64:.D73];[.D77:.D80];[.D89:.D98];[.D101:.D107])" office:value-type="float" office:value="905.764176">
            <text:p>905.764176</text:p>
          </table:table-cell>
          <table:table-cell table:formula="of:=IF([.C111]&gt;[.D111];[.C111]/[.D111];[.D111]/[.C111])-1" office:value-type="percentage" office:value="0.293373855357421">
            <text:p>29.34%</text:p>
          </table:table-cell>
          <table:table-cell/>
          <table:table-cell table:formula="of:=SUM([.G1];[.G2:.G13];[.G15:.G68];[.G70:.G80];[.G87:.G98];[.G101:.G108])" office:value-type="float" office:value="369.389463057">
            <text:p>369.389463057</text:p>
          </table:table-cell>
          <table:table-cell table:formula="of:=SUM([.H1];[.H2:.H13];[.H15:.H68];[.H70:.H80];[.H87:.H98];[.H101:.H108])" office:value-type="float" office:value="566.04828854">
            <text:p>566.04828854</text:p>
          </table:table-cell>
          <table:table-cell table:style-name="ce2" table:formula="of:=IF([.G111]&gt;[.H111];[.G111]/[.H111];[.H111]/[.G111])-1" office:value-type="percentage" office:value="0.532388833876005">
            <text:p>53.24%</text:p>
          </table:table-cell>
        </table:table-row>
        <table:table-row table:style-name="ro1" table:number-rows-repeated="1048464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9">02/19/2010</text:date>, <text:time>17:1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2-19T17:16:31</dc:date>
    <dc:creator>Gonçalo Silva</dc:creator>
    <meta:generator>OpenOffice.org/3.2$Linux OpenOffice.org_project/320m12$Build-9483</meta:generator>
    <meta:editing-duration>PT00H10M36S</meta:editing-duration>
    <meta:editing-cycles>5</meta:editing-cycles>
    <meta:document-statistic meta:table-count="1" meta:cell-count="840" meta:object-count="0"/>
  </office:meta>
</office:document-meta>
</file>